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870000005CB59E47B7BA89AD60.png" manifest:media-type="image/png"/>
  <manifest:file-entry manifest:full-path="Pictures/100000000000020E0000026D2D652619AC45E805.png" manifest:media-type="image/png"/>
  <manifest:file-entry manifest:full-path="Pictures/100000000000015F000000A5B942CBB82E78C4C7.png" manifest:media-type="image/png"/>
  <manifest:file-entry manifest:full-path="Pictures/10000000000004800000031D9BF767352B590AED.png" manifest:media-type="image/png"/>
  <manifest:file-entry manifest:full-path="Pictures/10000000000000D200000065EBEE18FCFCA2241C.png" manifest:media-type="image/png"/>
  <manifest:file-entry manifest:full-path="Pictures/10000000000000B600000052721D80FF8A9CBF15.png" manifest:media-type="image/png"/>
  <manifest:file-entry manifest:full-path="Pictures/100002010000015800000105C4374C5F9CA8A16A.png" manifest:media-type="image/png"/>
  <manifest:file-entry manifest:full-path="Pictures/100000000000007500000057A56E2A106BCA70A7.png" manifest:media-type="image/png"/>
  <manifest:file-entry manifest:full-path="Pictures/10000000000000CD000000F56D79EFCC49CDE766.png" manifest:media-type="image/png"/>
  <manifest:file-entry manifest:full-path="Pictures/100000000000027E000001DF52F3CB199D59B3BF.jpg" manifest:media-type="image/jpeg"/>
  <manifest:file-entry manifest:full-path="Pictures/10000000000004190000023B39A1FA678F56929E.png" manifest:media-type="image/png"/>
  <manifest:file-entry manifest:full-path="Pictures/1000020100000233000001D4FB85B0C3447246C3.png" manifest:media-type="image/png"/>
  <manifest:file-entry manifest:full-path="Pictures/1000020100000288000001E30CC2DD494FAF9217.png" manifest:media-type="image/png"/>
  <manifest:file-entry manifest:full-path="Pictures/10000201000000E0000000D83CA11BA8A95E9F62.png" manifest:media-type="image/png"/>
  <manifest:file-entry manifest:full-path="Pictures/10000000000002560000019DD8270C0B190BFD2A.png" manifest:media-type="image/png"/>
  <manifest:file-entry manifest:full-path="Pictures/10000000000007D0000007D011465EC209D6EA33.png" manifest:media-type="image/png"/>
  <manifest:file-entry manifest:full-path="Pictures/10000201000002F40000013FCB120AF815B07769.png" manifest:media-type="image/png"/>
  <manifest:file-entry manifest:full-path="Pictures/10000201000002D5000001853F2C03249F98249E.png" manifest:media-type="image/png"/>
  <manifest:file-entry manifest:full-path="Pictures/100002010000022900000171A7BE8890E9633F8E.png" manifest:media-type="image/png"/>
  <manifest:file-entry manifest:full-path="Pictures/10000000000000D40000004E1954C6E6110AA47B.png" manifest:media-type="image/png"/>
  <manifest:file-entry manifest:full-path="Pictures/10000201000001CD0000010DCD2E187EB58622BE.png" manifest:media-type="image/png"/>
  <manifest:file-entry manifest:full-path="Pictures/1000020100000370000002CC5616BA96D6342028.png" manifest:media-type="image/png"/>
  <manifest:file-entry manifest:full-path="Pictures/100000000000011400000071794060B8F8EBF5EF.png" manifest:media-type="image/png"/>
  <manifest:file-entry manifest:full-path="Pictures/100000000000009B000000AB21D4B93847C553C0.png" manifest:media-type="image/png"/>
  <manifest:file-entry manifest:full-path="Pictures/10000000000000D30000009DB47EB34F93071E39.png" manifest:media-type="image/png"/>
  <manifest:file-entry manifest:full-path="Pictures/10000000000000C80000007A756F82CF04B2BA6B.png" manifest:media-type="image/png"/>
  <manifest:file-entry manifest:full-path="Pictures/10000000000001DB000001976D4521354BAD1EE4.jpg" manifest:media-type="image/jpeg"/>
  <manifest:file-entry manifest:full-path="Pictures/10000000000000EF0000004BCCC0EC45385711AD.png" manifest:media-type="image/png"/>
  <manifest:file-entry manifest:full-path="Pictures/10000000000004800000031E64D18A5EBEE7BFE7.png" manifest:media-type="image/png"/>
  <manifest:file-entry manifest:full-path="Pictures/10000000000000D2000001AB6064C1EB023BD0C5.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color="#000000" fo:font-size="13pt" style:font-size-asian="13pt" style:font-size-complex="13pt"/>
    </style:style>
    <style:style style:name="P3" style:family="paragraph" style:parent-style-name="Standard">
      <style:paragraph-properties fo:margin-top="0in" fo:margin-bottom="0in" loext:contextual-spacing="false" fo:text-align="center" style:justify-single-word="false"/>
      <style:text-properties fo:color="#000000" fo:font-size="13pt" style:text-underline-style="solid" style:text-underline-width="auto" style:text-underline-color="font-color" fo:font-weight="bold" style:font-size-asian="13pt" style:font-weight-asian="bold" style:font-size-complex="13pt"/>
    </style:style>
    <style:style style:name="P4" style:family="paragraph" style:parent-style-name="Standard">
      <style:paragraph-properties fo:margin-top="0in" fo:margin-bottom="0in" loext:contextual-spacing="false" fo:line-height="150%" fo:text-align="start" style:justify-single-word="false"/>
      <style:text-properties fo:color="#000000" fo:font-size="13pt" style:text-underline-style="solid" style:text-underline-width="auto" style:text-underline-color="font-color" fo:font-weight="bold" style:font-size-asian="13pt" style:font-weight-asian="bold" style:font-size-complex="13pt"/>
    </style:style>
    <style:style style:name="P5" style:family="paragraph" style:parent-style-name="Standard">
      <style:paragraph-properties fo:margin-top="0in" fo:margin-bottom="0in" loext:contextual-spacing="false"/>
      <style:text-properties fo:color="#000000"/>
    </style:style>
    <style:style style:name="P6" style:family="paragraph" style:parent-style-name="Standard">
      <style:paragraph-properties fo:margin-top="0in" fo:margin-bottom="0in" loext:contextual-spacing="false" fo:text-align="justify" style:justify-single-word="false"/>
      <style:text-properties fo:color="#000000"/>
    </style:style>
    <style:style style:name="P7" style:family="paragraph" style:parent-style-name="Standard">
      <style:paragraph-properties fo:margin-top="0in" fo:margin-bottom="0in" loext:contextual-spacing="false" fo:line-height="150%" fo:text-align="start" style:justify-single-word="false"/>
      <style:text-properties fo:color="#000000"/>
    </style:style>
    <style:style style:name="P8" style:family="paragraph" style:parent-style-name="Standard">
      <style:paragraph-properties fo:margin-top="0in" fo:margin-bottom="0in" loext:contextual-spacing="false" fo:text-align="center" style:justify-single-word="false"/>
      <style:text-properties fo:color="#000000"/>
    </style:style>
    <style:style style:name="P9" style:family="paragraph" style:parent-style-name="Standard">
      <style:paragraph-properties fo:margin-top="0in" fo:margin-bottom="0in" loext:contextual-spacing="false"/>
      <style:text-properties fo:color="#000000" fo:background-color="#ffffff"/>
    </style:style>
    <style:style style:name="P10" style:family="paragraph" style:parent-style-name="Standard">
      <style:paragraph-properties fo:margin-top="0in" fo:margin-bottom="0in" loext:contextual-spacing="false" fo:line-height="150%" fo:text-align="start" style:justify-single-word="false"/>
      <style:text-properties fo:color="#000000" style:font-name="Arial" style:font-name-asian="Arial2" style:font-name-complex="Arial2"/>
    </style:style>
    <style:style style:name="P11" style:family="paragraph" style:parent-style-name="Standard">
      <style:paragraph-properties fo:margin-top="0in" fo:margin-bottom="0in" loext:contextual-spacing="false" fo:text-align="justify" style:justify-single-word="false"/>
    </style:style>
    <style:style style:name="P12" style:family="paragraph" style:parent-style-name="Standard">
      <style:paragraph-properties fo:margin-top="0in" fo:margin-bottom="0in" loext:contextual-spacing="false" fo:text-align="center" style:justify-single-word="false"/>
    </style:style>
    <style:style style:name="P13" style:family="paragraph" style:parent-style-name="Standard">
      <style:paragraph-properties fo:margin-top="0in" fo:margin-bottom="0in" loext:contextual-spacing="false" fo:text-align="start" style:justify-single-word="false"/>
    </style:style>
    <style:style style:name="P14" style:family="paragraph" style:parent-style-name="Standard">
      <style:paragraph-properties fo:margin-top="0in" fo:margin-bottom="0in" loext:contextual-spacing="false"/>
      <style:text-properties style:text-position="0% 100%"/>
    </style:style>
    <style:style style:name="P15" style:family="paragraph" style:parent-style-name="Standard">
      <style:paragraph-properties fo:margin-top="0in" fo:margin-bottom="0in" loext:contextual-spacing="false" fo:line-height="150%" fo:text-align="start" style:justify-single-word="false"/>
    </style:style>
    <style:style style:name="P16" style:family="paragraph" style:parent-style-name="Standard">
      <style:paragraph-properties fo:margin-top="0in" fo:margin-bottom="0in" loext:contextual-spacing="fals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P17" style:family="paragraph" style:parent-style-name="Standard" style:master-page-name="Standard">
      <style:paragraph-properties fo:margin-top="0in" fo:margin-bottom="0in" loext:contextual-spacing="false" style:page-number="1"/>
    </style:style>
    <style:style style:name="P18" style:family="paragraph" style:parent-style-name="Standard">
      <loext:graphic-properties draw:fill="solid" draw:fill-color="#ffffff"/>
      <style:paragraph-properties fo:margin-left="0in" fo:margin-right="0in" fo:margin-top="0in" fo:margin-bottom="0.0972in" loext:contextual-spacing="false" fo:line-height="120%" fo:text-align="center"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Arial" fo:font-size="16pt" fo:font-style="normal" style:text-underline-style="solid" style:text-underline-width="auto" style:text-underline-color="font-color" fo:font-weight="bold" style:font-name-asian="Arial2" style:font-size-asian="16pt" style:font-style-asian="normal" style:font-weight-asian="bold" style:font-name-complex="Arial2" style:font-size-complex="16pt"/>
    </style:style>
    <style:style style:name="P19" style:family="paragraph" style:parent-style-name="Standard">
      <loext:graphic-properties draw:fill="solid" draw:fill-color="#ffffff"/>
      <style:paragraph-properties fo:margin-left="0in" fo:margin-right="0in" fo:margin-top="0in" fo:margin-bottom="0.0972in" loext:contextual-spacing="false" fo:line-height="120%" fo:text-align="start"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0" style:family="paragraph" style:parent-style-name="Standard">
      <loext:graphic-properties draw:fill="solid" draw:fill-color="#ffffff"/>
      <style:paragraph-properties fo:margin-left="0in" fo:margin-right="0in" fo:margin-top="0in" fo:margin-bottom="0.0972in" loext:contextual-spacing="false" fo:line-height="120%" fo:text-align="justify"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1" style:family="paragraph" style:parent-style-name="Standard">
      <loext:graphic-properties draw:fill="solid" draw:fill-color="#ffffff"/>
      <style:paragraph-properties fo:margin-left="0in" fo:margin-right="0in" fo:margin-top="0in" fo:margin-bottom="0.0972in" loext:contextual-spacing="false" fo:line-height="120%" fo:text-align="center"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2" style:family="paragraph" style:parent-style-name="Standard">
      <loext:graphic-properties draw:fill="solid" draw:fill-color="#ffffff"/>
      <style:paragraph-properties fo:margin-left="0in" fo:margin-right="0in" fo:margin-top="0in" fo:margin-bottom="0.0972in" loext:contextual-spacing="false" fo:line-height="120%" fo:text-align="center"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Arial" fo:font-size="13pt" fo:font-style="normal" style:text-underline-style="solid" style:text-underline-width="auto" style:text-underline-color="font-color" fo:font-weight="bold" style:font-name-asian="Arial2" style:font-size-asian="13pt" style:font-style-asian="normal" style:font-weight-asian="bold" style:font-name-complex="Arial2" style:font-size-complex="13pt"/>
    </style:style>
    <style:style style:name="P23" style:family="paragraph" style:parent-style-name="Standard">
      <loext:graphic-properties draw:fill="solid" draw:fill-color="#ffffff"/>
      <style:paragraph-properties fo:margin-left="0in" fo:margin-right="0in" fo:margin-top="0in" fo:margin-bottom="0.0972in" loext:contextual-spacing="false" fo:line-height="120%" fo:text-align="start"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Arial" fo:font-size="13pt" fo:font-style="normal" style:text-underline-style="solid" style:text-underline-width="auto" style:text-underline-color="font-color" fo:font-weight="bold" style:font-name-asian="Arial2" style:font-size-asian="13pt" style:font-style-asian="normal" style:font-weight-asian="bold" style:font-name-complex="Arial2" style:font-size-complex="13pt"/>
    </style:style>
    <style:style style:name="P24" style:family="paragraph" style:parent-style-name="Standard">
      <loext:graphic-properties draw:fill="solid" draw:fill-color="#ffffff"/>
      <style:paragraph-properties fo:margin-left="0in" fo:margin-right="0in" fo:margin-top="0in" fo:margin-bottom="0.0972in" loext:contextual-spacing="false" fo:line-height="120%" fo:text-align="center" style:justify-single-word="false" fo:keep-together="auto" fo:orphans="2" fo:widows="2" fo:text-indent="0in" style:auto-text-indent="false" fo:background-color="#ffffff" fo:keep-with-next="always"/>
    </style:style>
    <style:style style:name="P25" style:family="paragraph" style:parent-style-name="Standard">
      <loext:graphic-properties draw:fill="solid" draw:fill-color="#ffffff"/>
      <style:paragraph-properties fo:margin-left="0in" fo:margin-right="0in" fo:margin-top="0in" fo:margin-bottom="0.0972in" loext:contextual-spacing="false" fo:line-height="120%" fo:text-align="start" style:justify-single-word="false" fo:keep-together="auto" fo:orphans="2" fo:widows="2" fo:text-indent="0in" style:auto-text-indent="false" fo:background-color="#ffffff" fo:keep-with-next="always"/>
    </style:style>
    <style:style style:name="P26" style:family="paragraph" style:parent-style-name="Standard">
      <loext:graphic-properties draw:fill="solid" draw:fill-color="#ffffff"/>
      <style:paragraph-properties fo:margin-left="0in" fo:margin-right="0in" fo:margin-top="0in" fo:margin-bottom="0.0972in" loext:contextual-spacing="false" fo:line-height="120%" fo:text-align="center" style:justify-single-word="false" fo:keep-together="auto" fo:orphans="2" fo:widows="2" fo:text-indent="0in" style:auto-text-indent="false" fo:background-color="#ffffff" fo:keep-with-next="always"/>
      <style:text-properties fo:font-size="13pt" style:text-underline-style="solid" style:text-underline-width="auto" style:text-underline-color="font-color" fo:font-weight="bold" style:font-size-asian="13pt" style:font-weight-asian="bold" style:font-size-complex="13pt"/>
    </style:style>
    <style:style style:name="P27" style:family="paragraph" style:parent-style-name="Standard" style:list-style-name="WWNum8">
      <loext:graphic-properties draw:fill="solid" draw:fill-color="#ffffff"/>
      <style:paragraph-properties fo:margin-left="0.5in" fo:margin-right="0in" fo:margin-top="0in" fo:margin-bottom="0.0972in" loext:contextual-spacing="false" fo:line-height="120%" fo:text-align="start" style:justify-single-word="false" fo:keep-together="auto" fo:orphans="2" fo:widows="2" fo:text-indent="-0.25in" style:auto-text-indent="false" fo:background-color="#ffffff" fo:keep-with-next="always"/>
    </style:style>
    <style:style style:name="P28" style:family="paragraph" style:parent-style-name="Standard" style:list-style-name="WWNum9">
      <loext:graphic-properties draw:fill="solid" draw:fill-color="#ffffff"/>
      <style:paragraph-properties fo:margin-left="0.5in" fo:margin-right="0in" fo:margin-top="0in" fo:margin-bottom="0.0972in" loext:contextual-spacing="false" fo:line-height="120%" fo:text-align="start" style:justify-single-word="false" fo:keep-together="auto" fo:orphans="2" fo:widows="2" fo:text-indent="-0.25in" style:auto-text-indent="false" fo:background-color="#ffffff" fo:keep-with-next="always"/>
    </style:style>
    <style:style style:name="P29" style:family="paragraph" style:parent-style-name="Standard" style:list-style-name="WWNum3">
      <loext:graphic-properties draw:fill="solid" draw:fill-color="#ffffff"/>
      <style:paragraph-properties fo:margin-left="0.5in" fo:margin-right="0in" fo:margin-top="0in" fo:margin-bottom="0.0972in" loext:contextual-spacing="false" fo:line-height="120%" fo:text-align="start" style:justify-single-word="false" fo:keep-together="auto" fo:orphans="2" fo:widows="2" fo:text-indent="-0.25in" style:auto-text-indent="false" fo:background-color="#ffffff" fo:keep-with-next="always">
        <style:tab-stops>
          <style:tab-stop style:position="0in"/>
        </style:tab-stops>
      </style:paragraph-properties>
    </style:style>
    <style:style style:name="P30" style:family="paragraph" style:parent-style-name="Standard" style:list-style-name="WWNum5">
      <loext:graphic-properties draw:fill="solid" draw:fill-color="#ffffff"/>
      <style:paragraph-properties fo:margin-left="0.5in" fo:margin-right="0in" fo:margin-top="0in" fo:margin-bottom="0.0972in" loext:contextual-spacing="false" fo:line-height="120%" fo:text-align="start" style:justify-single-word="false" fo:keep-together="auto" fo:orphans="2" fo:widows="2" fo:text-indent="-0.25in" style:auto-text-indent="false" fo:background-color="#ffffff" fo:keep-with-next="always">
        <style:tab-stops>
          <style:tab-stop style:position="0in"/>
        </style:tab-stops>
      </style:paragraph-properties>
    </style:style>
    <style:style style:name="P31" style:family="paragraph" style:parent-style-name="Standard" style:list-style-name="WWNum6">
      <loext:graphic-properties draw:fill="solid" draw:fill-color="#ffffff"/>
      <style:paragraph-properties fo:margin-left="0.5in" fo:margin-right="0in" fo:margin-top="0in" fo:margin-bottom="0.0972in" loext:contextual-spacing="false" fo:line-height="120%" fo:text-align="start" style:justify-single-word="false" fo:keep-together="auto" fo:orphans="2" fo:widows="2" fo:text-indent="-0.25in" style:auto-text-indent="false" fo:background-color="#ffffff" fo:keep-with-next="always">
        <style:tab-stops>
          <style:tab-stop style:position="0in"/>
        </style:tab-stops>
      </style:paragraph-properties>
    </style:style>
    <style:style style:name="P32" style:family="paragraph" style:parent-style-name="Standard" style:list-style-name="WWNum5">
      <loext:graphic-properties draw:fill="solid" draw:fill-color="#ffffff"/>
      <style:paragraph-properties fo:margin-left="0.5in" fo:margin-right="0in" fo:margin-top="0in" fo:margin-bottom="0.0972in" loext:contextual-spacing="false" fo:line-height="120%" fo:text-align="start" style:justify-single-word="false" fo:keep-together="auto" fo:orphans="2" fo:widows="2" fo:text-indent="-0.25in" style:auto-text-indent="false" fo:background-color="#ffffff" fo:keep-with-next="always">
        <style:tab-stops>
          <style:tab-stop style:position="0in"/>
        </style:tab-stops>
      </style:paragraph-properties>
      <style:text-properties style:text-underline-style="none"/>
    </style:style>
    <style:style style:name="P33" style:family="paragraph" style:parent-style-name="Standard" style:list-style-name="WWNum4">
      <style:paragraph-properties fo:margin-left="0.5in" fo:margin-right="0in" fo:margin-top="0in" fo:margin-bottom="0in" loext:contextual-spacing="true" fo:text-indent="-0.25in" style:auto-text-indent="false"/>
    </style:style>
    <style:style style:name="P34" style:family="paragraph" style:parent-style-name="Standard" style:list-style-name="WWNum4">
      <style:paragraph-properties fo:margin-left="0.5in" fo:margin-right="0in" fo:margin-top="0in" fo:margin-bottom="0in" loext:contextual-spacing="true" fo:text-align="justify" style:justify-single-word="false" fo:text-indent="-0.25in" style:auto-text-indent="false"/>
    </style:style>
    <style:style style:name="P35" style:family="paragraph" style:parent-style-name="Standard" style:list-style-name="WWNum1">
      <style:paragraph-properties fo:margin-left="0.5in" fo:margin-right="0in" fo:margin-top="0in" fo:margin-bottom="0in" loext:contextual-spacing="true" fo:text-indent="-0.25in" style:auto-text-indent="false"/>
    </style:style>
    <style:style style:name="P36" style:family="paragraph" style:parent-style-name="Standard" style:list-style-name="WWNum2">
      <style:paragraph-properties fo:margin-left="0.5in" fo:margin-right="0in" fo:margin-top="0in" fo:margin-bottom="0in" loext:contextual-spacing="true" fo:text-indent="-0.25in" style:auto-text-indent="false"/>
    </style:style>
    <style:style style:name="P37" style:family="paragraph" style:parent-style-name="Standard" style:list-style-name="WWNum5">
      <style:paragraph-properties fo:margin-left="0.5in" fo:margin-right="0in" fo:margin-top="0in" fo:margin-bottom="0.0972in" loext:contextual-spacing="true" fo:line-height="120%" fo:text-align="start" style:justify-single-word="false" fo:text-indent="-0.25in" style:auto-text-indent="false">
        <style:tab-stops>
          <style:tab-stop style:position="0in"/>
        </style:tab-stops>
      </style:paragraph-properties>
    </style:style>
    <style:style style:name="P38" style:family="paragraph" style:parent-style-name="Heading_20_1">
      <style:paragraph-properties fo:margin-top="0in" fo:margin-bottom="0in" loext:contextual-spacing="false" fo:text-align="center" style:justify-single-word="false"/>
    </style:style>
    <style:style style:name="P39" style:family="paragraph" style:parent-style-name="Heading_20_1">
      <style:paragraph-properties fo:margin-top="0in" fo:margin-bottom="0.0972in" loext:contextual-spacing="false" fo:line-height="120%"/>
    </style:style>
    <style:style style:name="P40" style:family="paragraph" style:parent-style-name="Heading_20_2">
      <style:paragraph-properties fo:margin-top="0in" fo:margin-bottom="0in" loext:contextual-spacing="false"/>
    </style:style>
    <style:style style:name="P41" style:family="paragraph" style:parent-style-name="Heading_20_2">
      <style:paragraph-properties fo:margin-top="0in" fo:margin-bottom="0in" loext:contextual-spacing="false" fo:text-align="center" style:justify-single-word="false"/>
    </style:style>
    <style:style style:name="P42" style:family="paragraph" style:parent-style-name="Heading_20_2">
      <style:paragraph-properties fo:margin-top="0in" fo:margin-bottom="0.0972in" loext:contextual-spacing="false" fo:line-height="120%"/>
    </style:style>
    <style:style style:name="P43" style:family="paragraph" style:parent-style-name="Heading_20_2">
      <style:paragraph-properties fo:margin-top="0in" fo:margin-bottom="0.0972in" loext:contextual-spacing="false" fo:line-height="120%" fo:text-align="center" style:justify-single-word="false"/>
    </style:style>
    <style:style style:name="P44" style:family="paragraph" style:parent-style-name="Heading_20_2">
      <style:paragraph-properties fo:margin-left="0.5in" fo:margin-right="0in" fo:margin-top="0in" fo:margin-bottom="0in" loext:contextual-spacing="false" fo:text-indent="0in" style:auto-text-indent="false">
        <style:tab-stops>
          <style:tab-stop style:position="0in"/>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45" style:family="paragraph" style:parent-style-name="Heading_20_3" style:list-style-name="WWNum7">
      <style:paragraph-properties fo:margin-left="0in" fo:margin-right="0in" fo:text-indent="0in" style:auto-text-indent="false">
        <style:tab-stops>
          <style:tab-stop style:position="0in"/>
        </style:tab-stops>
      </style:paragraph-properties>
    </style:style>
    <style:style style:name="P46" style:family="paragraph" style:parent-style-name="Heading_20_3" style:list-style-name="WWNum7">
      <style:paragraph-properties fo:margin-left="0in" fo:margin-right="0in" fo:text-align="justify" style:justify-single-word="false" fo:text-indent="0in" style:auto-text-indent="false">
        <style:tab-stops>
          <style:tab-stop style:position="0in"/>
        </style:tab-stops>
      </style:paragraph-properties>
    </style:style>
    <style:style style:name="T1" style:family="text">
      <style:text-properties fo:color="#000000"/>
    </style:style>
    <style:style style:name="T2" style:family="text">
      <style:text-properties fo:color="#000000" fo:background-color="#ffffff"/>
    </style:style>
    <style:style style:name="T3" style:family="text">
      <style:text-properties fo:color="#000000" fo:font-size="13pt" fo:font-style="italic" style:font-size-asian="13pt" style:font-style-asian="italic" style:font-size-complex="13pt"/>
    </style:style>
    <style:style style:name="T4" style:family="text">
      <style:text-properties fo:color="#000000" fo:font-size="13pt" style:text-underline-style="solid" style:text-underline-width="auto" style:text-underline-color="font-color" fo:font-weight="bold" style:font-size-asian="13pt" style:font-weight-asian="bold" style:font-size-complex="13pt"/>
    </style:style>
    <style:style style:name="T5" style:family="text">
      <style:text-properties fo:color="#000000" style:text-underline-style="solid" style:text-underline-width="auto" style:text-underline-color="font-color"/>
    </style:style>
    <style:style style:name="T6" style:family="text">
      <style:text-properties fo:color="#000000" style:text-underline-style="none"/>
    </style:style>
    <style:style style:name="T7" style:family="text">
      <style:text-properties fo:font-variant="normal" fo:text-transform="none" fo:color="#000000" style:text-line-through-style="none" style:text-line-through-type="none" style:text-position="0% 100%" style:font-name="Arial" fo:font-size="16pt" fo:font-style="normal" style:text-underline-style="solid" style:text-underline-width="auto" style:text-underline-color="font-color" fo:font-weight="bold" style:font-name-asian="Arial2" style:font-size-asian="16pt" style:font-style-asian="normal" style:font-weight-asian="bold" style:font-name-complex="Arial2" style:font-size-complex="16pt"/>
    </style:style>
    <style:style style:name="T8"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9"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10" style:family="text">
      <style:text-properties fo:font-variant="normal" fo:text-transform="none" fo:color="#000000"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11" style:family="text">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12" style:family="text">
      <style:text-properties fo:font-variant="normal" fo:text-transform="none" fo:color="#000000" style:text-line-through-style="none" style:text-line-through-type="none" style:text-position="0% 100%" style:font-name="Arial" fo:font-size="13pt" fo:font-style="normal" style:text-underline-style="solid" style:text-underline-width="auto" style:text-underline-color="font-color" fo:font-weight="bold" style:font-name-asian="Arial2" style:font-size-asian="13pt" style:font-style-asian="normal" style:font-weight-asian="bold" style:font-name-complex="Arial2" style:font-size-complex="13pt"/>
    </style:style>
    <style:style style:name="T13" style:family="text">
      <style:text-properties fo:font-variant="normal" fo:text-transform="none" fo:color="#000000" style:text-line-through-style="none" style:text-line-through-type="none" style:text-position="0% 100%" fo:font-size="11pt" fo:font-style="normal" style:text-underline-style="none" fo:font-weight="normal" style:font-size-asian="11pt" style:font-style-asian="normal" style:font-weight-asian="normal" style:font-size-complex="11pt"/>
    </style:style>
    <style:style style:name="T14" style:family="text">
      <style:text-properties fo:font-variant="normal" fo:text-transform="none" fo:color="#1155cc" style:text-line-through-style="none" style:text-line-through-type="none" style:text-position="0% 100%" style:font-name="Arial" fo:font-size="11pt" fo:font-style="normal" style:text-underline-style="solid" style:text-underline-width="auto" style:text-underline-color="font-color" fo:font-weight="normal" style:font-name-asian="Arial2" style:font-size-asian="11pt" style:font-style-asian="normal" style:font-weight-asian="normal" style:font-name-complex="Arial2" style:font-size-complex="11pt"/>
    </style:style>
    <style:style style:name="T15" style:family="text">
      <style:text-properties style:text-position="0% 100%"/>
    </style:style>
    <style:style style:name="T16" style:family="text">
      <style:text-properties fo:color="#0000ff" fo:font-size="15pt" style:text-underline-style="solid" style:text-underline-width="auto" style:text-underline-color="font-color" fo:font-weight="bold" style:font-size-asian="15pt" style:font-weight-asian="bold" style:font-size-complex="15pt"/>
    </style:style>
    <style:style style:name="T17" style:family="text">
      <style:text-properties style:text-underline-style="solid" style:text-underline-width="auto" style:text-underline-color="font-color"/>
    </style:style>
    <style:style style:name="T18" style:family="text">
      <style:text-properties style:text-underline-style="none"/>
    </style:style>
    <style:style style:name="T19" style:family="text">
      <style:text-properties style:text-position="sub 58%"/>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span text:style-name="T1">Seminator<text:line-break/><text:line-break/></text:span><draw:frame draw:style-name="fr1" draw:name="image60.png" text:anchor-type="char" svg:x="0.0134in" svg:y="0.8646in" svg:width="6.6665in" svg:height="6.6665in" draw:z-index="29"><draw:image xlink:href="Pictures/10000000000007D0000007D011465EC209D6EA33.png" xlink:type="simple" xlink:show="embed" xlink:actuate="onLoad"/></draw:frame></text:p>
      <text:p text:style-name="P2"/>
      <text:p text:style-name="P2"/>
      <text:p text:style-name="P2"/>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24"><text:span text:style-name="T7">Inhaltsverzeichnis</text:span></text:p>
      <text:p text:style-name="P25"><text:span text:style-name="T8">1. Einleitung…………………………………………………………………………………………..………X</text:span></text:p>
      <text:p text:style-name="P25"><text:span text:style-name="T8"><text:tab/>1.1 Eidesstattliche Erklärung………………………………………………………………………X</text:span></text:p>
      <text:p text:style-name="P25"><text:span text:style-name="T8"><text:tab/>1.2 Warum ein Digitalsimulator?…………………………………………………………………..X</text:span></text:p>
      <text:p text:style-name="P25"><text:span text:style-name="T8"><text:tab/>1.3 Zielformulierung………………………………………………………………………………...X</text:span></text:p>
      <text:p text:style-name="P25"><text:span text:style-name="T8">2. Timeline…………………………………………………………………………………………………....X</text:span></text:p>
      <text:p text:style-name="P25"><text:span text:style-name="T8"><text:tab/>2.1 Wo anfangen? Die Entstehung des Designs!………………………………………………..X</text:span></text:p>
      <text:p text:style-name="P25"><text:span text:style-name="T8"><text:tab/>2.2 Java the way to go……………………………………………………………………………...X</text:span></text:p>
      <text:p text:style-name="P25"><text:span text:style-name="T8"><text:tab/>2.3 Zeichnen mit JavaFX…………………………………………………………………………...X</text:span></text:p>
      <text:p text:style-name="P25"><text:span text:style-name="T8"><text:tab/>2.4 OOP &amp; 3-Schicht-Architektur………………………………………………………...………..X</text:span></text:p>
      <text:p text:style-name="P25"><text:span text:style-name="T8"><text:tab/>2.5 Konzept der Elemente………………………………………………………………………....X</text:span></text:p>
      <text:p text:style-name="P25"><text:span text:style-name="T8"><text:tab/>2.6 Blitzschnelle Simulation dank Multithreading………...………………………………….….X</text:span></text:p>
      <text:p text:style-name="P25"><text:span text:style-name="T8"><text:tab/>2.7 A* Pathfinding, schön &amp; effizient…………………………….………………………………..X</text:span></text:p>
      <text:p text:style-name="P25"><text:span text:style-name="T8"><text:tab/>2.8 JSON der XML-Loader, simples Speichen/Laden………….……………………………….X</text:span></text:p>
      <text:p text:style-name="P25"><text:span text:style-name="T8"><text:tab/>2.9 Properties……………………………………………………….……………………………….X</text:span></text:p>
      <text:p text:style-name="P25"><text:span text:style-name="T8"><text:tab/>2.10 Implementierung fortgeschrittener Elemente……………….……………………………...X</text:span></text:p>
      <text:p text:style-name="P25"><text:span text:style-name="T8"><text:tab/>2.11 Finish off……………………………………………………….……………………………….X</text:span></text:p>
      <text:p text:style-name="P25"><text:span text:style-name="T8">3. Bedienung………………………………………………………….……………………………………...X</text:span></text:p>
      <text:p text:style-name="P25"><text:span text:style-name="T8"><text:tab/>3.1 Wo ist was?……………………………………………………..……………………………….X</text:span></text:p>
      <text:p text:style-name="P25"><text:soft-page-break/><text:span text:style-name="T8"><text:tab/>3.2 Die Elemente……………………………………………………..……………………………..X</text:span></text:p>
      <text:p text:style-name="P25"><text:span text:style-name="T8"><text:tab/>3.3 Laden &amp; Speichern…………………………………………….……………………………….X</text:span></text:p>
      <text:p text:style-name="P25"><text:span text:style-name="T8">4. Weiterentwicklung………………………………………………………….……………………………..X</text:span></text:p>
      <text:p text:style-name="P25"><text:span text:style-name="T8"><text:tab/>4.1 Ein Element designen &amp; erstellen…………………………….………………………………X</text:span></text:p>
      <text:p text:style-name="P25"><text:span text:style-name="T8"><text:tab/>4.2 Kurzer Überblick im Quellcode……………………………….……………………………….X</text:span></text:p>
      <text:p text:style-name="P25"><text:span text:style-name="T8"><text:tab/>4.3 Häufige Probleme……………………………………………….……………………………...X</text:span></text:p>
      <text:p text:style-name="P25"><text:span text:style-name="T8">5.Abschluss…………………………………………………………………..………………………………X</text:span></text:p>
      <text:p text:style-name="P25"><text:span text:style-name="T8"><text:tab/>5.1 Über diesen Seminarkurs…………………………………….………………………………..X</text:span></text:p>
      <text:p text:style-name="P25"><text:span text:style-name="T8"><text:tab/>5.2 Erfolg? Was wir erreicht haben!…………………………………………………………...….X</text:span></text:p>
      <text:p text:style-name="P25"><text:span text:style-name="T8"><text:tab/>5.3 Fazit………………………………………………………………………………………..…….X</text:span></text:p>
      <text:p text:style-name="P25"><text:span text:style-name="T11">6.Quellverzeichnis…………………………………………………..……………………………..X</text:span></text:p>
      <text:p text:style-name="P6"/>
      <text:p text:style-name="P38"><text:bookmark text:name="_g28tmmwvz4fv"/>1. Einleitung</text:p>
      <text:p text:style-name="P3"/>
      <text:p text:style-name="P40"><text:bookmark text:name="_7wcgx1l5ptj5"/>1.1 <text:s/>Eidesstattliche Erklärung</text:p>
      <text:p text:style-name="P6"/>
      <text:p text:style-name="P11"><text:span text:style-name="T1">Wir erklären, dass wir die Arbeit selbstständig angefertigt und nur die angegebenen Hilfsmittel benutzt haben. Alle Stellen, die dem Wortlaut oder dem Sinn nach anderen Werken, entnommen sind, sind von uns durch Angabe der Quelle als Entlehnung kenntlich gemacht.</text:span></text:p>
      <text:p text:style-name="P9"/>
      <text:p text:style-name="P1"><text:span text:style-name="T2">(Unterschriften)</text:span></text:p>
      <text:p text:style-name="P9"/>
      <text:p text:style-name="P43"><text:bookmark text:name="_z76okjmuuezg"/><text:span text:style-name="T15">1.2 Warum ein Digitalsimulator?</text:span></text:p>
      <text:p text:style-name="P6"><text:soft-page-break/></text:p>
      <text:p text:style-name="P11"><text:span text:style-name="T1">Schüler mit dem Profilfach Informatik werden bereits in den ersten Stunden mit logischen Bausteinen konfrontiert und auch einige andere Profilrichtungen arbeiten mit dieser Digitaltechnik, um logische und technische Schaltungen zu verwirklichen.</text:span></text:p>
      <text:p text:style-name="P6"/>
      <text:p text:style-name="P11"><text:span text:style-name="T1">Standardmäßig wird das kostenpflichtige Programm ISIS (Intelligent Schematic Input System) von Proteus zur Simulation verwendet. Dieses Programm beinhaltet mit über 10.000 Komponenten definitiv mehr, als die im Normalfall benötigten Operationen. Schüler der Digitaltechnik </text:span>nutzen<text:span text:style-name="T1"> zu Beginn nur Elementare Grundbausteine und lernen später, je nach Profilfach, ein paar Fortgeschrittene kennen. ISIS ist eindeutig für riesige und sehr komplexe Projekte konzipiert worden und nicht für Schüler, welche mit dieser quasi „unendlichen“ Auswahl nur verwirrt werden.</text:span></text:p>
      <text:p text:style-name="P6"/>
      <text:p text:style-name="P11"><text:span text:style-name="T1">Um dieses Problem zu beheben wurden Alternativen gesucht. Natürlich fand man andere Digitalsimulatoren, wie z.B. simulator.io, allerdings sind diese meist umständlich, fehlerhaft oder funktionieren gar nicht erst, weshalb man die Suche am Ende ernüchtert aufgab.</text:span></text:p>
      <text:p text:style-name="P6"/>
      <text:p text:style-name="P11"><text:span text:style-name="T1">Nach der gescheiterten Suche, beschlossen die Lehrkräfte einen eigenen Digitalsimulator, speziell auf ihre Bedürfnisse zugeschnitten, zu entwerfen. Somit entstand dieser Seminarkurs, mit Schülern die hier ihre Chance sehen, ihre Liebe zur Digitaltechnik beweisen zu können.</text:span></text:p>
      <text:p text:style-name="P5"/>
      <text:p text:style-name="P44"/>
      <text:p text:style-name="P43"><text:bookmark text:name="_gjdgxs"/><text:span text:style-name="T15">1.3 Zielformulierung</text:span></text:p>
      <text:p text:style-name="P11"><text:span text:style-name="T1">Ziel unseres Seminarkurses ist es einen Digitalsimulator zu entwerfen, der möglichst einfach und einsteigerfreundlich zu bedienen ist, um neuen Schülern einen einfachen Einstieg zu ermöglichen. Dieser Simulator soll erstmals nur die notwendigsten Bausteine decken und portable sein, damit die Schüler auch zuhause damit arbeiten können. <text:s/>Er soll so programmiert werden, dass zukünftige Seminarkursgruppen diesen schnell und ohne große Probleme verstehen und erweitern können.</text:span></text:p>
      <text:p text:style-name="P6"/>
      <text:p text:style-name="P12"><text:span text:style-name="T16">2. Timeline</text:span></text:p>
      <text:p text:style-name="P6"/>
      <text:p text:style-name="P11"><text:span text:style-name="T1">In diesem Kapitel dokumentieren und erklären wir unsere Arbeit nach der Zeit, sprich das Kapitel beschreibt unsere Arbeit und Beweggründe von Anfang bis Ende.</text:span></text:p>
      <text:p text:style-name="P6"/>
      <text:p text:style-name="P6"/>
      <text:p text:style-name="P41"><text:bookmark text:name="_6gv7jvy9ktan"/>2.1 Wo anfangen? Die Entstehung des Designs!</text:p>
      <text:p text:style-name="P6"/>
      <text:p text:style-name="P11"><text:span text:style-name="T1">Nun, wir haben unsere Seminarkursgruppe und das gewünschte Thema, doch wir stehen bereits vor dem ersten Problem. Wo sollen wir Anfangen? Was sollen wir tun?</text:span></text:p>
      <text:p text:style-name="P6"><text:soft-page-break/></text:p>
      <text:p text:style-name="P11"><text:span text:style-name="T1">Um das erste Problem zu </text:span>bewältigen<text:span text:style-name="T1">, setzen wir uns hin und diskutierten über einen Ansatzpunkt. Es gibt natürlich zahlreiche Möglichkeiten, wir könnten eine Programmiersprache aussuchen, Aufgaben verteilen, die Elemente festlegen etc. Wir entschieden uns allerdings, erst das Design festzulegen und uns dann daran zu orientieren. Um die Innovation möglichst groß zu halten, beschlossen wir, dass jeder sein eigenes individuelles Design vorstellen darf.</text:span></text:p>
      <text:p text:style-name="P6"><draw:frame draw:style-name="fr1" draw:name="image49.png" text:anchor-type="char" svg:x="3.2252in" svg:y="0.0346in" svg:width="3.6839in" svg:height="2.5445in" draw:z-index="28"><draw:image xlink:href="Pictures/10000000000002560000019DD8270C0B190BFD2A.png" xlink:type="simple" xlink:show="embed" xlink:actuate="onLoad"/></draw:frame></text:p>
      <text:p text:style-name="P11"><text:span text:style-name="T1">Beim nächsten Treffen, erhielten wir einige Skizzen. Wir einigten uns schnell auf ein Design, dass dem von ISIS gar nicht so fern ist, Elemente auf der linken Seite, Fehlermeldungen und Startknopf unten etc. Es ist allerdings deutlich reduzierter und ermöglicht daher eine bessere Übersicht, sowie Einstieg. (Rechts: Skizze des ersten Designs)</text:span></text:p>
      <text:p text:style-name="P6"/>
      <text:p text:style-name="P6"/>
      <text:p text:style-name="P6"/>
      <text:p text:style-name="P11"><text:span text:style-name="T1">Natürlich war dieses erste Konzept noch weit davon entfernt perfekt zu sein, weshalb wir noch ein paar Änderungen vornahmen. Allerdings wollten wir auch kein festes Design festlegen, es sollte eher eine Orientierung sein, denn es soll sich während der Entwicklung stetig Anpassung und verbessert können. Für das Hilfe &amp; Einstellungsmenü legten wir noch kein Design fest, wie auch, wenn wir noch nicht wissen welche Optionen es geben wird.</text:span></text:p>
      <text:p text:style-name="P6"/>
      <text:p text:style-name="P11"><text:span text:style-name="T1">Wir haben uns also für ein Design entschieden das dem von ISIS in der Position der Operationen ähnelt, allerdings reduzierter ist, damit sich Schüler schneller zurechtfinden. Jetzt wo wir das Design haben, stellt sich die nächste Frage: Wie bringen wir das Design funktionstüchtig auf den Bildschirm?</text:span></text:p>
      <text:p text:style-name="P6"/>
      <text:p text:style-name="P6"/>
      <text:p text:style-name="P43"><text:bookmark text:name="_nazqqz6q87my"/><text:span text:style-name="T15">2.2 Java the way to go</text:span></text:p>
      <text:p text:style-name="P19"/>
      <text:p text:style-name="P1"><text:span text:style-name="T15">Bevor wir unser Design in die Tat umsetzen, müssen wir uns selbstverständlich erst einmal für eine Programmiersprache entscheiden, denn ohne läuft gar nichts.</text:span></text:p>
      <text:p text:style-name="P20"/>
      <text:p text:style-name="P1"><text:span text:style-name="T15">Das besondere an unserem Seminarkurs war, das wir bereits sehr talentierte Leute im Umgang mit Programmiersprachen hatten, welche uns daher beraten konnten. Es gab einige Vorschläge aus den zahlreichen Programmiersprachen, wie Python, C#, C++ etc. allerdings schieden einige bei der gewollten Plattformunabhängigkeit bereits aus und andere bei der verlangten Objektorientierung, denn wir verlangten von Anfang an eine objektorientierte Sprache, diese sind einfach erweiterbar, gut für große Projekte und passen super zum Thema. Letztendlich </text:span>fiel<text:span text:style-name="T15"> unsere Auswahl auf die weltweite geschätzte Sprache Java von Oracle, denn diese ist Plattformunabhängig, objektorientiert und wird zudem an der Schule gelernt, was bedeutet, dass die Programmiersprache niemandem unbekannt ist. Des weiteren ist Java heutzutage eine sehr leistungsstarke Sprache im Gegensatz zu anderen Sprachen mit einer eigenen virtuellen Maschine, und ein Digitalsimulator soll selbstverständlich alles an Leistung rausholen.</text:span><draw:frame draw:style-name="fr1" draw:name="image11.png" text:anchor-type="char" svg:x="5.4346in" svg:y="0.0437in" svg:width="1.2689in" svg:height="1.5161in" draw:z-index="27"><draw:image xlink:href="Pictures/10000000000000CD000000F56D79EFCC49CDE766.png" xlink:type="simple" xlink:show="embed" xlink:actuate="onLoad"/></draw:frame></text:p>
      <text:p text:style-name="P20"/>
      <text:p text:style-name="P1"><text:span text:style-name="T15">Natürlich wird in diesem Seminarkurs mehr als nur das bisschen Grundwissen benötigt, dass man bis zur 12. Klasse lernt, daher waren einige gefordert sich ein wenig in Java und natürlich auch OOP einzulesen.</text:span></text:p>
      <text:p text:style-name="P20"/>
      <text:p text:style-name="P20"/>
      <text:p text:style-name="P43"><text:bookmark text:name="_zd8pvus6z5n2"/><text:soft-page-break/><text:span text:style-name="T15">2.3 Zeichnen mit JavaFX</text:span></text:p>
      <text:p text:style-name="P1">Um eine Oberfläche zu realisieren braucht unser Programm ein Framework, eine Art grafisches Grundgerüst für Anwendungen. In Java gibt es davon mehr als genug, was die Auswahl nicht einfacher machte. Für uns kamen jedoch nur die heutigen GUI-Standards in Frage, was unsere Auswahl auf, das 2009 erschienene, JavaFX und, das auf AWT aufbauende, Swing beschränkte. Wir informierten uns bis zum nächsten Treffen über beide Frameworks und entschieden uns wenige Tage später einstimmig für JavaFX. </text:p>
      <text:p text:style-name="P1">Im Vergleich zeigte sich, dass die JFX Bibliotheken viele Teile Swings vereinfachen und neue Möglichkeiten bieten. Zudem überzeugte es mit einem moderneren und abgerundeteren Erscheinen als Swing. Des weiteren besitzt JavaFX moderne Features an denen es Swing fehlt, wie z.B. die Möglichkeit die Designs von FX-Elementen per CSS (Cascading Style Sheets) festzulegen oder das von JFX von Beginn an mitgebrachte Multithreading.<draw:frame draw:style-name="fr2" draw:name="image35.jpg" text:anchor-type="char" svg:x="4.7083in" svg:y="1.2291in" svg:width="2.1598in" svg:height="1.8492in" draw:z-index="26"><draw:image xlink:href="Pictures/10000000000001DB000001976D4521354BAD1EE4.jpg" xlink:type="simple" xlink:show="embed" xlink:actuate="onLoad"/><svg:desc>C:\Users\lukas\Pictures\Wallpaper\Javafx-stage-scene-node.jpg</svg:desc></draw:frame></text:p>
      <text:p text:style-name="P1">Um das Erstellen von grafischen Oberflächen mit JFX zu vereinfachen, wurden wir auf den von Oracle veröffentlichten JavaFX Scene Builder aufmerksam. Ein solcher GUI-Builder ermöglicht es durch Drag &amp; Drop Steuerelemente, Behälter, Layouts, Formen und vieles mehr einfach zu platzieren. Diese so erzeugte GUI wird in einer FXML-Datei gespeichert, deren Inhalt auch per Hand verändert werden kann. </text:p>
      <text:p text:style-name="P1"/>
      <text:p text:style-name="P1">Eine grafische Oberfläche in JavaFX ist hierarchisch in 3 Ebenen unterteilt. <text:s/>Die Oberste Ebene ist die Stage, der Rahmen einer Anwendung der den eigentlichen Inhalt enthält. In einer Stage befindet sich eine Scene. Sie enthält die eigentlichen Steuerelemente, den sogenannten Nodes.</text:p>
      <text:p text:style-name="P1"/>
      <text:p text:style-name="P26"/>
      <text:p text:style-name="P26"/>
      <text:p text:style-name="P26"/>
      <text:p text:style-name="P26"/>
      <text:p text:style-name="P40"><text:bookmark text:name="_pg3x1554jqda"/></text:p>
      <text:p text:style-name="P40"><text:bookmark text:name="_c16vurgal0lz"/><text:s/>2.4 Objekt orientierte Programmierung(3.Schichtarchitektur)<draw:frame draw:style-name="fr3" draw:name="image21.png" text:anchor-type="char" svg:x="4.0709in" svg:y="0.448in" svg:width="2.728in" svg:height="2.0299in" draw:z-index="25"><draw:image xlink:href="Pictures/1000020100000288000001E30CC2DD494FAF9217.png" xlink:type="simple" xlink:show="embed" xlink:actuate="onLoad"/></draw:frame></text:p>
      <text:p text:style-name="P13">Begriffserklärung: Objekt orientierte Programmierung ist eine Methode der Informatik, welche die <text:tab/><text:tab/> Architektur eines Programms so gestaltet, dass seine Objekte dem realen <text:tab/><text:tab/> Anwendungsbereich entsprechen.</text:p>
      <text:p text:style-name="P13"><text:s/>Bei Objektorientierter Programmierung wird bewusst auf die funktionale Programmierweise verzichtet, welche sämtliche Methoden, Funktionen, Variablen, etc. in einem einzigen „File“ abspeichert. Es wird danach geschaut Programme in der sogenannten 3-Schicht-Archtitektur zu gestalten. Diese setzt sich aus mehreren Dateien(Files) zusammen welche auf die erste Schicht „die Oberfläche“, die zweite Schicht „Die Steuerung“ oder die dritte Schicht „Daten“ aufgeteilt werden können. Die Files übernehmen hierbei immer eine ganz spezielle Aufgabe als Teil eines großen Ganzen(Vergleichbar mit einem Zahnrad in einem Getriebe). Bei der Kommunikation wird darauf geachtet, dass die Beziehung stets Unidirektional sind, wobei bei der Beziehung zwischen Oberflächen- und Steuerungsschicht durchaus auch bidirektionale Beziehungen möglich sind.</text:p>
      <text:p text:style-name="P13">Da dieses Programmierprinzip von Herr Würz gewünscht war, haben wir dieses auch verwendet. Der Seminator verfügt genau diese drei Schichten. Er besitzt eine Oberfläche auf der der User seine digitalen Schaltungen entwerfen kann. Dabei werden dauerhaft seine Aktionen auf der Oberfläche von einer Steuerung verarbeitet welche entsprechend auf die Interaktionen reagiert und aus der Daten-Schicht die nötigen Informationen organisiert um sie wieder an die Oberfläche weiterzugeben.</text:p>
      <text:p text:style-name="P1"/>
      <text:p text:style-name="P1"/>
      <text:p text:style-name="P43"><text:bookmark text:name="_1nxy53ve1mmd"/><text:span text:style-name="T15">2.5 Konzept der Elemente</text:span></text:p>
      <text:p text:style-name="P19"/>
      <text:p text:style-name="P1"><text:span text:style-name="T15">Von Anfang an war die Aufgabenstellung von Herr Würz gegeben, dass das zu entwickelnde Programm einfach zu erweitern sein sollte für zukünftige Seminarkurse. Um diesen Teil des Seminarkurs zu erfüllen bedienten wir uns des Prinzips der Vererbung aus der objektorientierten Programmierung. </text:span></text:p>
      <text:p text:style-name="P14"><text:soft-page-break/></text:p>
      <text:p text:style-name="P1"><text:span text:style-name="T15">Vererbung bedeutet laut dem Duden „die Weitergabe von Erbanlagen von einer Generation an die folgende“. In der Informatik wurde dieses Prinzip ebenfalls angewandt, in dem man Klassen, welche sich in einem oder mehreren Attributwerten gleichen, diese Attributwerte entnimmt und in einer sogenannten Superklasse zusammenfasst. Von dieser Superklasse erben von nun an alle vorherigen Klassen (Subklassen), welchen die gleichen Attribute entnommen wurden, die Attribute wieder. Dies spart nicht nur Programm</text:span>c<text:span text:style-name="T15">ode, sondern ermöglicht es auch einfach neue Klassen zu erschaffen die über jene gleichen Attribute verfügen, sich jedoch im weitere</text:span>n<text:span text:style-name="T15"> Code von ihnen unterscheiden, in dem man sie wieder von der Superklasse erben lässt( Vererbung wird in der von uns verwendeten Sprache Java mit dem Befehl „extends NamederSuperklasse“ eingeleitet). Charakteristisch treten hier die in der objektorientierten Programmierung verwendeten Sichtbarkeiten auf, welche entscheiden ob ein Objekt nachdem es vererbt wurde auch bearbeitet werden kann.</text:span></text:p>
      <text:list xml:id="list576157541087893083" text:style-name="WWNum8">
        <text:list-item>
          <text:p text:style-name="P27"><text:span text:style-name="T8">public (+) // ist Bearbeitbar</text:span></text:p>
        </text:list-item>
        <text:list-item>
          <text:p text:style-name="P27"><text:span text:style-name="T8">privat (-) // ist nicht Bearbeitbar</text:span></text:p>
        </text:list-item>
        <text:list-item>
          <text:p text:style-name="P27"><text:span text:style-name="T8">protected // ist Bearbeitbar</text:span></text:p>
        </text:list-item>
      </text:list>
      <text:p text:style-name="P19"/>
      <text:p text:style-name="P1"><text:span text:style-name="T15">In unserem Seminarkurs, wurde sich dessen bei der Entwicklung der Digitalen Bausteine bedient, welche sich abgesehen von ihren digitalen Logiken, programmiertechnisch kaum voneinander unterscheiden. Somit wurden von uns gewisse Grundeigenschaften(Grundattribute) festgelegt über <text:s/>die jedes Element (digitaler</text:span> <text:span text:style-name="T15">Baustein) später verfügen soll. Deswegen findet man in jeder Element_Elementname.java Datei denn Befehl „extends Element“ bei der Initialisierung der Klasse, welcher befiehlt von der Klasse Element die vorher festgelegten Grundattribute zu erben.</text:span></text:p>
      <text:p text:style-name="P19"/>
      <text:p text:style-name="P25"><text:span text:style-name="T8">Die Grundeigenschaften(siehe Element.java):</text:span></text:p>
      <text:list xml:id="list2623662137995060775" text:style-name="WWNum9">
        <text:list-item>
          <text:p text:style-name="P28"><text:span text:style-name="T8">Was für eine Element ist es (</text:span><text:span text:style-name="T10">public static final String TYPE = "ELEMENT"</text:span><text:span text:style-name="T8">)</text:span></text:p>
        </text:list-item>
        <text:list-item>
          <text:p text:style-name="P28"><text:span text:style-name="T8">Ihre zugehörige Bauteilgruppe (</text:span><text:span text:style-name="T10">protected Group grp</text:span><text:span text:style-name="T8">)</text:span></text:p>
        </text:list-item>
        <text:list-item>
          <text:p text:style-name="P28"><text:span text:style-name="T8">Die Anzahl ihre In-/Outputs (</text:span><text:span text:style-name="T10">protected int numOutputs, protected int numInputs</text:span><text:span text:style-name="T8">)</text:span></text:p>
        </text:list-item>
        <text:list-item>
          <text:p text:style-name="P28"><text:span text:style-name="T8">Ihre Größe auf dem Bildschirm (</text:span><text:span text:style-name="T10">protected static double elementWidth = x, protected static <text:s/><text:tab/><text:tab/><text:tab/><text:tab/><text:tab/> <text:s text:c="4"/>double elementHeight = x</text:span><text:span text:style-name="T8">)</text:span></text:p>
        </text:list-item>
        <text:list-item>
          <text:p text:style-name="P28"><text:span text:style-name="T8">Jeweils ein Array um die Zustände der In-/Outputs zu speichern (</text:span><text:span text:style-name="T10">protected int[] inputs, <text:tab/><text:tab/><text:tab/><text:tab/><text:tab/><text:tab/><text:tab/><text:tab/><text:tab/><text:tab/> <text:s text:c="10"/>protected int[] outputs</text:span><text:span text:style-name="T8">)</text:span></text:p>
        </text:list-item>
      </text:list>
      <text:p text:style-name="P19"><draw:frame draw:style-name="fr1" draw:name="image13.png" text:anchor-type="char" svg:x="0.052in" svg:y="-0.0465in" svg:width="6.9252in" svg:height="3.7693in" draw:z-index="24"><draw:image xlink:href="Pictures/10000000000004190000023B39A1FA678F56929E.png" xlink:type="simple" xlink:show="embed" xlink:actuate="onLoad"/></draw:frame></text:p>
      <text:p text:style-name="P22"/>
      <text:p text:style-name="P22"/>
      <text:p text:style-name="P22"/>
      <text:p text:style-name="P22"/>
      <text:p text:style-name="P22"/>
      <text:p text:style-name="P22"/>
      <text:p text:style-name="P22"><text:soft-page-break/></text:p>
      <text:p text:style-name="P43"><text:bookmark text:name="_vjfhrpc3kohn"/><text:span text:style-name="T15">2.6 Blitzschnelle Simulation dank Multithreading</text:span></text:p>
      <text:p text:style-name="P20"/>
      <text:p text:style-name="P1"><text:span text:style-name="T15">Um die Geschwindigkeit und Funktionalität unseres Programms (speziell der Simulation) zu erhöhen haben wir uns dazu entschieden, Multithreading einzubauen. </text:span></text:p>
      <text:p text:style-name="P14"/>
      <text:p text:style-name="P1"><text:span text:style-name="T15">Das Konzept von Multithreading in der Informatik ist relativ simpel. Man hat mehrere „Threads“, also Unterprogramme, welche Zeitgleich verschiedene Operationen ausführen können. Diese laufen auf verschiedenen Prozessorkernen, daher ist es für den Computer einfacher eine große Menge an Daten zu verarbeiten, da die Menge auf die Kerne aufgeteilt wird. Man zerlegt also einen großen komplexen und daher langsamen Prozess in kleinere Programme um diese parallel abzuarbeiten, was zu einem deutlich schnelleren Ergebnis führt. Im Gegensatz zum Multitasking, sind die Threads nicht </text:span>voneinander<text:span text:style-name="T15"> isoliert, was eine Kommunikation zwischen ihnen ermöglicht.</text:span></text:p>
      <text:p text:style-name="P14"/>
      <text:p text:style-name="P1"><text:span text:style-name="T15">Multithreading ist nun schon seit einigen Jahren Standard in Computern, dies macht auch Sinn denn, will man z.B. Musik hören und dabei im Internet surfen, muss der Computer sich entscheiden was er nun macht, entweder er spielt einen Laut ab, oder er lädt eine Webadresse. Da ein physischer Prozessorkern nicht Zeitgleich zwei oder mehr Operationen übernehmen kann, ist der Rechner gezwungen schnell zwischen allen Prozessen hin und her zu schalten, was dank enormer Prozessorleistung so gut funktioniert, dass dem Menschen das andauernde abwechseln gar nicht erst auffällt. Dies nennt man Software-Seitiges Multithreading, Aufgaben werden also scheinbar gleichzeitig ausgeführt, in der Realität werden sie jedoch nur extrem schnell hintereinander in einem Prozessorkern abgearbeitet. Doch die fortschreitende Technik kam irgendwann an dem Punkt an, bei welchem einzelne Prozesse die gesamte Aufmerksamkeit eines Prozessors benötigten. Die Steigerung der Prozessorgeschwindigkeit kam an ihre Grenzen, weshalb Forscher gezwungen waren, „echtes“ Multithreading zu entwickeln. Von „echtem“ oder Hardware Multithreading spricht man, wenn einem Prozessorkern tatsächlich nur einer Aufgabe zugeteilt ist. Verschiedene Kerne übernehmen also verschiedene Prozesse, die dann auch tatsächlich und nicht nur scheinbar gleichzeitig abgearbeitet werden.</text:span></text:p>
      <text:p text:style-name="P14"/>
      <text:p text:style-name="P1"><text:span text:style-name="T15">Natürlich gibt es auch hier einen Haken, denn die verschiedenen Threads müssen möglichst unabhängig und selbstständig arbeiten können. Wenn ein Thread A z.B. dauerhaft die </text:span>neuesten<text:span text:style-name="T15"> Daten eines anderen Threads B benötigt, muss A eventuell seine Arbeit für eine lange Zeit aufgeben, bis B <text:s/>fertig ist, was A sehr ineffizient macht. </text:span></text:p>
      <text:p text:style-name="P1"><text:span text:style-name="T15">Programmierer müssen daher oft darauf achten, dass ihr Code so sauber geschrieben ist, dass Aufgaben optimal erledigt werden können. Es bringt also nichts, ein Programm wild auf mehrere Threads zu verteilen und zu hoffen, dass die Leistung steigt, solange die Threads keine sinnvoll gewählten Aufgaben besitzen.</text:span></text:p>
      <text:p text:style-name="P1"><text:span text:style-name="T15">Das benutzen von Multithreading ist sehr einfach in Java, denn im Gegensatz zu vielen anderen Sprachen, bietet Java dafür eine vorgefertigte Klasse an. Die Klasse „Thread“ ermöglicht es, per Vererbung, Klassen zu erstellen die auf einem anderen Prozessorkern, sofern Verfügbar, laufen und daher parallel abgearbeitet werden können. Man erstellt eine Klasse mit dem gewünschten Programm, macht diese zu einer Kindesklasse von „Thread“ und startet diese. Mehr muss man nicht machen, denn die vorgefertigte Klasse von Java übernimmt den Rest, wie z.B. die Auswahl des Prozessorkerns. Um diese einzelnen Threads zu starten, wird allerdings ein Hauptprogramm benötigt das nach dem Start, oder zum gegebenen Zeitpunkt, die jeweiligen Thread-Klassen startet (siehe Bild).</text:span></text:p>
      <text:p text:style-name="P20"><draw:frame draw:style-name="fr4" draw:name="image56.jpg" text:anchor-type="char" svg:x="0.3709in" svg:y="-0.0827in" svg:width="5.928in" svg:height="4.4508in" draw:z-index="23"><draw:image xlink:href="Pictures/100000000000027E000001DF52F3CB199D59B3BF.jpg" xlink:type="simple" xlink:show="embed" xlink:actuate="onLoad"/></draw:frame></text:p>
      <text:p text:style-name="P20"/>
      <text:p text:style-name="P1"><text:span text:style-name="T15">Auch wir wollen auf diesen Zug aufspringen, denn Multithreading bietet nicht nur einen enormen Schub in der Geschwindigkeit, sondern löst auch einige Probleme. <text:s/></text:span></text:p>
      <text:p text:style-name="P14"/>
      <text:p text:style-name="P1"><text:span text:style-name="T15">Wie in „2.3 Zeichnen mit JavaFX“ erwähnt, benutzt JFX von Natur aus Multithreading, dies hat den Vorteil, dass wenn man in unserem Programm ein Element platziert, dieses in einem anderen Thread gezeichnet wird, während der Rest des Programms noch voll funktionsfähig ist und somit auf weitere Interaktionen reagieren kann. Das selbe Prinzip haben wir bei unserem Pathfinder verwendet, wenn man eine Verbindung legen möchte wird der Weg in einem unabhängigen parallelen Thread errechnet, damit die Oberfläche aktiv bleibt. </text:span></text:p>
      <text:p text:style-name="P14"/>
      <text:p text:style-name="P1"><text:span text:style-name="T15">Bei der Simulation wurde Multithreading erst richtig </text:span>essentiell<text:span text:style-name="T15">, denn die Rechenleistung, die benötigt wird, um alle Elemente zu simulieren, zu zeichnen und zu aktualisieren ist enorm groß. Das Knifflige dabei ist, dass die GUI dabei ansprechbar bleiben muss, um z.B. bei einem Thumbswitch die </text:span>auszugebende<text:span text:style-name="T15"> Zahl zu ändern, oder gar die Simulation zu stoppen. Würden wir unsere Simulation bei so einem Fall kurz unterbrechen, wäre das Resultat eine Verzögerung in der Zeit, weshalb der Takt sehr wahrscheinlich nicht mehr eingehalten werden kann. Um dieses Problem zu beheben, haben wir einen Thread aufgesetzt, welcher nach einem Takt, z.B. alle 20 Millisekunden, die Elemente und Verbindungen updatet, während die GUI natürlich unabhängig in ihrem eigenem Thread läuft. Dadurch wurde nicht nur unser Problem behoben, sondern wir haben auch einen starken Geschwindigkeits Schub dazugewonnen.</text:span></text:p>
      <text:p text:style-name="P14"/>
      <text:p text:style-name="P1"><text:span text:style-name="T15">Des weiteren, lässt sich Multithreading natürlich auch auf jede beliebige unabhängige Aufgabe anwenden, wie z.B. das Übernehmen von Einstellungen oder das Speichern und Laden einer Datei. Die Zerlegung des </text:span>Hauptprogramms<text:span text:style-name="T15"> in viele kleine Threads steigert also die </text:span>allgemeine<text:span text:style-name="T15"> Performance.</text:span></text:p>
      <text:p text:style-name="P6"><text:soft-page-break/></text:p>
      <text:p text:style-name="P43"><text:bookmark text:name="_mwrtc7rdf867"/><text:span text:style-name="T15">2.7 <text:s/>A* Pathfinding, schön &amp; effizient</text:span></text:p>
      <text:p text:style-name="P1"><text:span text:style-name="T15">Das Pathfinding (das aufspüren des kürzesten weges) ist eine Methode, welche bei den Verbindungen zwischen Elementen ihre Anwendung findet. Bei allen erhältlichen Digitalsimulationen ist ein Pathfinder implementiert. Denn der Endnutzer will ja nicht für jede Verbindung die er zwischen zwei Bausteinen erstellen will, händisch den Pfad, welchem die Verbindungslinie folgen soll, bestimmen.</text:span></text:p>
      <text:p text:style-name="P1"><text:span text:style-name="T15">So war auch uns klar: wir brauchen einen Pathfinder. Die Suche nach einem passenden Pathfinder war nicht lange. So stellt sich schnell heraus, dass der A* Pathfinder der effizienteste von allen ist. Und das Beste ist: Er findet immer den kürzesten Weg.</text:span></text:p>
      <text:list xml:id="list1183030790349845659" text:style-name="WWNum7">
        <text:list-item>
          <text:list>
            <text:list-item>
              <text:list>
                <text:list-item>
                  <text:p text:style-name="P45"><text:span text:style-name="T1">2.7.1 Funktionsweise</text:span></text:p>
                </text:list-item>
              </text:list>
            </text:list-item>
          </text:list>
        </text:list-item>
      </text:list>
      <text:p text:style-name="P1"><text:span text:style-name="T15">Bevor der Pathfinder seine Arbeit erledigen kann, müssen Hindernisse erkannt und abstrakt dargestellt werden. Es gibt verschiedene Arten von Hindernissen, so müssen anderen Bausteinen und anderen Verbindungen stets ausgewichen werden.</text:span></text:p>
      <text:list xml:id="list41445939169479" text:continue-numbering="true" text:style-name="WWNum7">
        <text:list-item>
          <text:list>
            <text:list-item>
              <text:list>
                <text:list-item>
                  <text:p text:style-name="P45"><text:span text:style-name="T3">2.7.1.1 TileCode</text:span></text:p>
                </text:list-item>
              </text:list>
            </text:list-item>
          </text:list>
        </text:list-item>
      </text:list>
      <text:p text:style-name="P1"><text:span text:style-name="T15">Die Aufgabe der Klasse „TileCode“ ist es, alle Hindernisse zu abstrahieren. Letztendlich speichert die TileCode Klasse alle Elemente und alle Verbindungen in einem 2-Dimensionalen Array.</text:span></text:p>
      <text:p text:style-name="P1"><text:span text:style-name="T15">Ein Element sieht abstrakt dargestellt wie folgt aus: (Links: normal, Mitte &amp; Rechts: abstrakt)</text:span></text:p>
      <text:p text:style-name="P6"><draw:frame draw:style-name="fr1" draw:name="image48.png" text:anchor-type="char" svg:x="1.928in" svg:y="-0.0319in" svg:width="2.6425in" svg:height="2.0047in" draw:z-index="22"><draw:image xlink:href="Pictures/100002010000015800000105C4374C5F9CA8A16A.png" xlink:type="simple" xlink:show="embed" xlink:actuate="onLoad"/></draw:frame><draw:frame draw:style-name="fr1" draw:name="image57.png" text:anchor-type="char" svg:x="0.1126in" svg:y="0.1665in" svg:width="1.6925in" svg:height="1.6319in" draw:z-index="21"><draw:image xlink:href="Pictures/10000201000000E0000000D83CA11BA8A95E9F62.png" xlink:type="simple" xlink:show="embed" xlink:actuate="onLoad"/></draw:frame><draw:frame draw:style-name="fr1" draw:name="image36.png" text:anchor-type="char" svg:x="4.6217in" svg:y="0.0402in" svg:width="2.1791in" svg:height="1.811in" draw:z-index="20"><draw:image xlink:href="Pictures/1000020100000233000001D4FB85B0C3447246C3.png" xlink:type="simple" xlink:show="embed" xlink:actuate="onLoad"/></draw:frame></text:p>
      <text:p text:style-name="P6"/>
      <text:p text:style-name="P6"/>
      <text:p text:style-name="P6"/>
      <text:p text:style-name="P6"/>
      <text:p text:style-name="P5"/>
      <text:p text:style-name="P5"/>
      <text:p text:style-name="P5"/>
      <text:p text:style-name="P1">Weshalb die verschiedenen Farben?</text:p>
      <text:list xml:id="list8878392539567603062" text:style-name="WWNum4">
        <text:list-item>
          <text:p text:style-name="P33"><text:span text:style-name="T17">Schwarze Punkte</text:span>: Sie signalisieren dem Pathfinder, dass durch diese Zellen keine Verbindung <text:tab/> verlegt werden kann.</text:p>
        </text:list-item>
        <text:list-item>
          <text:p text:style-name="P33"><text:span text:style-name="T17">Orangene Punkte:</text:span> Durch diese Zellen darf der Pathfinder nur Verbindungen legen, wenn es <text:s/><text:tab/> keine andere Möglichkeit gibt.</text:p>
        </text:list-item>
        <text:list-item>
          <text:p text:style-name="P33"><text:span text:style-name="T17">Blaue Punkte:</text:span> Durch diese Zellen legt ein Pathfinder nur Verbindungen, wenn sonst <text:s/>einem<text:tab/>größeren Umweg gefolgt werden müsste.</text:p>
        </text:list-item>
        <text:list-item>
          <text:p text:style-name="P34"><text:soft-page-break/><text:span text:style-name="T5">Rote Punkte:</text:span><text:span text:style-name="T1"> Diese Punkte haben die gleiche Funktion wie die blauen Punkte</text:span><draw:frame draw:style-name="fr1" draw:name="image9.png" text:anchor-type="char" svg:x="0in" svg:y="0.2602in" svg:width="6.6752in" svg:height="2.8161in" draw:z-index="19"><draw:image xlink:href="Pictures/10000201000002F40000013FCB120AF815B07769.png" xlink:type="simple" xlink:show="embed" xlink:actuate="onLoad"/></draw:frame></text:p>
        </text:list-item>
      </text:list>
      <text:p text:style-name="P6"/>
      <text:p text:style-name="P11"><text:span text:style-name="T1">Durch diese Kriterien wird dem Pathfinder eine Art Intelligenz verliehen. Er findet nicht nur den kürzesten Weg, sondern folgt dabei auch noch bestimmten Kriterien. </text:span></text:p>
      <text:p text:style-name="P6"/>
      <text:list xml:id="list41446250676131" text:continue-list="list41445939169479" text:style-name="WWNum7">
        <text:list-item>
          <text:list>
            <text:list-item>
              <text:list>
                <text:list-item>
                  <text:p text:style-name="P46"><text:span text:style-name="T3">2.7.1.2 A* PathFinder</text:span></text:p>
                </text:list-item>
              </text:list>
            </text:list-item>
          </text:list>
        </text:list-item>
      </text:list>
      <text:p text:style-name="P1"><text:span text:style-name="T15">Der A* PathFinder findet immer den günstigsten (kürzesten) Weg. So werden dem PathFinder eine Start-, eine Endkoordinate und der wie in 2.7.1.1 gezeigt, generierte TileCode übergeben. Aus diesen Informationen ermittelt der A* Algorithmus dann selbstständig den Weg:</text:span></text:p>
      <text:p text:style-name="P1"><text:span text:style-name="T15">Beginnend bei der Startkoordinate werden alle umliegenden (vier) Felder „aufgedeckt“. Beim Aufdecken werden die Kosten für dieses Feld berechnet: Kosten = (G</text:span><text:span text:style-name="T19">cost</text:span><text:span text:style-name="T15"> + H</text:span><text:span text:style-name="T19">cost</text:span><text:span text:style-name="T15"> + A</text:span><text:span text:style-name="T19">cost</text:span><text:span text:style-name="T15">)</text:span></text:p>
      <text:list xml:id="list4024568131674428856" text:style-name="WWNum1">
        <text:list-item>
          <text:p text:style-name="P35"><text:span text:style-name="T15">G</text:span><text:span text:style-name="T19">cost</text:span><text:span text:style-name="T15">: Der Abstand (Manhatten-Distance) zu der Anfangskoordinate</text:span></text:p>
        </text:list-item>
        <text:list-item>
          <text:p text:style-name="P35"><text:span text:style-name="T15">H</text:span><text:span text:style-name="T19">cost</text:span><text:span text:style-name="T15">: Der Abstand (Manhatten-Distance) zu der Endkoordinate</text:span></text:p>
        </text:list-item>
        <text:list-item>
          <text:p text:style-name="P35"><text:span text:style-name="T15">A</text:span><text:span text:style-name="T19">cost</text:span><text:span text:style-name="T15">: Zusätzliche Kosten (werden aus dem TileCode-Array berechnet)</text:span></text:p>
        </text:list-item>
      </text:list>
      <text:p text:style-name="P1"><text:span text:style-name="T15">Diese vier „aufgedeckten“ Felder werden in einer Liste (openList) gespeichert. Diese Liste wird dann sortiert nach der Höhe der oben berechneten Kosten (Felder mit geringen Kosten stehen dann am Listenanfang und Felder mit hohen Kosten am Listenende). Dann wird das Feld mit den geringsten Kosten genommen und die umliegenden Felder werden „aufgedeckt“ und dieser Prozess wird solange wiederholt bis:</text:span></text:p>
      <text:list xml:id="list1811594038579216154" text:style-name="WWNum2">
        <text:list-item>
          <text:p text:style-name="P36"><text:span text:style-name="T15">Die openList leer ist ==&gt; Es gibt keinen Pfad zum Zielfeld, oder</text:span></text:p>
        </text:list-item>
        <text:list-item>
          <text:p text:style-name="P36"><text:span text:style-name="T15">Ein „aufzudeckendendes“ Feld das Zielfeld ist ==&gt; kürzester Pfad wurde gefunden</text:span></text:p>
        </text:list-item>
      </text:list>
      <text:p text:style-name="P1"/>
      <text:p text:style-name="P1"><text:span text:style-name="T15">Beispiel:</text:span></text:p>
      <text:p text:style-name="P1"><text:span text:style-name="T15">Der kürzeste Weg zwischen diesen beiden Elementen soll gefunden werden (links):</text:span></text:p>
      <text:p text:style-name="P6"><draw:frame draw:style-name="fr1" draw:name="image55.png" text:anchor-type="char" svg:x="0in" svg:y="0.0791in" svg:width="3.6063in" svg:height="1.9346in" draw:z-index="18"><draw:image xlink:href="Pictures/10000201000002D5000001853F2C03249F98249E.png" xlink:type="simple" xlink:show="embed" xlink:actuate="onLoad"/></draw:frame><draw:frame draw:style-name="fr1" draw:name="image53.png" text:anchor-type="char" svg:x="3.6055in" svg:y="-0.0283in" svg:width="2.9957in" svg:height="1.9984in" draw:z-index="17"><draw:image xlink:href="Pictures/100002010000022900000171A7BE8890E9633F8E.png" xlink:type="simple" xlink:show="embed" xlink:actuate="onLoad"/></draw:frame></text:p>
      <text:p text:style-name="P6"/>
      <text:p text:style-name="P6"/>
      <text:p text:style-name="P6"/>
      <text:p text:style-name="P6"/>
      <text:p text:style-name="P6"><text:soft-page-break/></text:p>
      <text:p text:style-name="P6"/>
      <text:p text:style-name="P6"/>
      <text:p text:style-name="P1">Das TileCode-Array sieht dann wie auf dem linken Bild aus. Das grüne Feld ist der Startpunkt und das goldene der Endpunkt. Nachdem die Kosten für alle Felder berechnet wurden sieht das wie folgt aus: <draw:frame draw:style-name="fr1" draw:name="image7.png" text:anchor-type="char" svg:x="-0.0937in" svg:y="0.4791in" svg:width="3.4846in" svg:height="2.8354in" draw:z-index="16"><draw:image xlink:href="Pictures/1000020100000370000002CC5616BA96D6342028.png" xlink:type="simple" xlink:show="embed" xlink:actuate="onLoad"/></draw:frame><draw:frame draw:style-name="fr1" draw:name="image54.png" text:anchor-type="char" svg:x="3.552in" svg:y="0.5311in" svg:width="3.3866in" svg:height="1.9756in" draw:z-index="15"><draw:image xlink:href="Pictures/10000201000001CD0000010DCD2E187EB58622BE.png" xlink:type="simple" xlink:show="embed" xlink:actuate="onLoad"/></draw:frame></text:p>
      <text:p text:style-name="P6"/>
      <text:p text:style-name="P19"/>
      <text:p text:style-name="P19"/>
      <text:p text:style-name="P19"/>
      <text:p text:style-name="P19"/>
      <text:p text:style-name="P19"/>
      <text:p text:style-name="P19"/>
      <text:p text:style-name="P19"/>
      <text:p text:style-name="P19"/>
      <text:p text:style-name="P19"/>
      <text:p text:style-name="P1"><text:span text:style-name="T15">In der linken Abbildung stehen die berechneten Kosten. Die dunklen Felder haben hohe Kosten und die hellen Felder haben niedrige Kosten. Die grünen Felder stellen dem optimalen Pfad dar. Das rechte Bild zeigt, wie die Verbindung dann letztendlich von dem Seminator gezeichnet wird.</text:span></text:p>
      <text:p text:style-name="P22"/>
      <text:p text:style-name="P22"/>
      <text:p text:style-name="P22"/>
      <text:p text:style-name="P43"><text:bookmark text:name="_ophiv55twox4"/><text:span text:style-name="T15">2.8 JSON der XML-Loader, simples Speichen/Laden</text:span></text:p>
      <text:p text:style-name="P43"><text:bookmark text:name="_sjaj01p72sfe"/><text:span text:style-name="T15">2.8.1 Problemstellung</text:span></text:p>
      <text:p text:style-name="P1"><text:span text:style-name="T15">Eine der wohl wichtigsten Funktionen unseres Digitalsimulators stellt das Laden und Speichern von Projekten dar. Um dies umzusetzen benötigt man eine Möglichkeit ein aktives Projekt zu erfassen und so zu formatieren, dass es in eine Datei geschrieben werden kann, ohne dabei Verluste zu erleiden. Das Prinzip von Laden und Speichern ist recht einfach, allerdings bestehen unsere Projekte aus sehr komplexen und gegenseitig abhängigen Objekte, welche man nicht einfach in eine Datei speichern kann, was die Realisierung dieser Funktion stark erschwert.</text:span></text:p>
      <text:p text:style-name="P19"><text:soft-page-break/></text:p>
      <text:p text:style-name="P43"><text:bookmark text:name="_nvj4jbdl9dmf"/><text:span text:style-name="T15">2.8.2 Lösung</text:span></text:p>
      <text:p text:style-name="P1"><text:span text:style-name="T15">Da man keine komplexen Objekte speichern kann, sollen diese in primitive Datentypen zerlegt werden (z.B. Ganzzahl, Text), denn diese lassen sich ohne große Probleme und Aufwand speichern. Dieses Prinzip lässt sich sehr gut auf unsere Objekte übertragen. Man kann z.B. einen Baustein in seine „Einzelteile“ zerlegen, welche letztendlich nur aus einfachen Datentypen bestehen, z.B. Position (Fließkommazahl), Anzahl der Eingänge (Ganzzahl) oder eventuell sogar eine gespeicherte Wertetabelle (Ganzzahlen oder Text). </text:span></text:p>
      <text:p text:style-name="P20"/>
      <text:p text:style-name="P43"><text:bookmark text:name="_sx4htb66hfzq"/><text:span text:style-name="T15">2.8.3 JSON als XML-Loader</text:span></text:p>
      <text:p text:style-name="P1"><text:span text:style-name="T15">Um das obige Prinzip einfach umzusetzen haben wir beschlossen JSON als XML-Loader zu benutzen. XML ist eine Sprache zum Beschreiben von Zuständen und Objekten und ähnelt daher etwas der Auszeichnungssprache HTML, allerdings schreibt XML keine Datentypen vor, was es ermöglicht den Inhalt von jeglichen, durch Text und Zahlen darstellbaren, Datentypen zu Speichern. </text:span></text:p>
      <text:p text:style-name="P20"><draw:frame draw:style-name="fr1" draw:name="image51.png" text:anchor-type="char" svg:x="0.5209in" svg:y="0.0008in" svg:width="2.8752in" svg:height="1.1772in" draw:z-index="14"><draw:image xlink:href="Pictures/100000000000011400000071794060B8F8EBF5EF.png" xlink:type="simple" xlink:show="embed" xlink:actuate="onLoad"/></draw:frame><draw:frame draw:style-name="fr1" draw:name="image26.png" text:anchor-type="char" svg:x="4.2693in" svg:y="-0.0154in" svg:width="1.9492in" svg:height="1.189in" draw:z-index="13"><draw:image xlink:href="Pictures/10000000000000C80000007A756F82CF04B2BA6B.png" xlink:type="simple" xlink:show="embed" xlink:actuate="onLoad"/></draw:frame></text:p>
      <text:p text:style-name="P20"/>
      <text:p text:style-name="P20"/>
      <text:p text:style-name="P20"/>
      <text:p text:style-name="P1"><text:span text:style-name="T15">Das obige Bild (links) zeigt, wie die Position unserer Elemente gespeichert wird. „ePosX“ steht beispielsweise für „Element Position auf X-Achse“ und hinter dieser Variable verbirgt sich eine gewöhnliche Fließkommazahl. Wir können diese also in ein XML Dokument schreiben, mit dem jeweiligen Namen kennzeichnen, und beim Laden muss man lediglich wieder den Namen der Variable suchen und den Inhalt Laden. Dieses Prinzip ist auf alle primitiven Datentypen anwendbar und auch selbst auf ein paar komplexe wie z.B. Arrays, denn XML erlaubt auch die Benutzung einer Hierarchie (Bild rechts), was es ermöglicht mehrere Daten zusammenzufassen. </text:span></text:p>
      <text:p text:style-name="P20"/>
      <text:p text:style-name="P1"><text:span text:style-name="T15">JSON nimmt uns die Arbeit ab alle Variablen „per Hand“ abzuspeichern und später durch iterieren wieder zu laden, was uns nicht nur eine menge Arbeit erspart, es erhöht auch die Performance und beugt Fehler vor, da JSON eine von Experten (Oracle) betreute Software ist. </text:span></text:p>
      <text:p text:style-name="P20"/>
      <text:p text:style-name="P20"/>
      <text:p text:style-name="P42"><text:bookmark text:name="_7is2g8686lk3"/><text:span text:style-name="T15">2.8.4 Benutzung von JSON</text:span></text:p>
      <text:p text:style-name="P1"><text:span text:style-name="T15">Um ein Objekt mit JSON abzuspeichern, muss man in der zugehörigen Klasse die zu speichernden Werte festlegen und mittels einer Notation Kennzeichen (siehe Bild). Meist werden dabei die Getter &amp; Setter der jeweiligen Variable gekennzeichnet. Anschließend kann man das Objekt mit einem, aus der JSON-Klasse, erzeugten Objekt abspeichern und auch wieder Laden. </text:span><draw:frame draw:style-name="fr2" draw:name="image42.png" text:anchor-type="char" svg:x="4.6563in" svg:y="0.0102in" svg:width="2.4898in" svg:height="0.7811in" draw:z-index="12"><draw:image xlink:href="Pictures/10000000000000EF0000004BCCC0EC45385711AD.png" xlink:type="simple" xlink:show="embed" xlink:actuate="onLoad"/></draw:frame></text:p>
      <text:p text:style-name="P20"/>
      <text:p text:style-name="P1"><text:span text:style-name="T15">Da wir in unserem Projekten allerdings mehrere (unterschiedliche) Objekte speichern müssen, allerdings nur eine einzige gespeicherte Datei wünschen, legten wir eine Klasse (hier trifft „Schablone“ sehr gut zu) an, in welche wir sämtliche primitive Datentypen unserer Objekte speichern. Diese Klasse lässt sich dann mit JSON als eine einzelne Datei abspeichern und laden. Die Dateiendung haben wir natürlich nicht bei „.xml gelassen“ sondern auf „.dgs“ geändert, damit man die gespeicherten Dateien eindeutig erkennt und zuordnen kann.</text:span></text:p>
      <text:p text:style-name="P39"><text:bookmark text:name="_6p6gktcbp9bf"/>3. Bedienung</text:p>
      <text:p text:style-name="P21"/>
      <text:p text:style-name="P43"><text:bookmark text:name="_drsjt82rqqy8"/><text:soft-page-break/><text:span text:style-name="T15">3.1 Wo ist was ?</text:span></text:p>
      <text:p text:style-name="P1">Um den Seminator bedienen zu können wäre es ganz nützlich wenn man sich kurz ansieht wo was zu finden ist.<draw:frame draw:style-name="fr2" draw:name="image12.png" text:anchor-type="char" svg:x="-0.0626in" svg:y="0.2083in" svg:width="2.9154in" svg:height="2.0189in" draw:z-index="11"><draw:image xlink:href="Pictures/10000000000004800000031E64D18A5EBEE7BFE7.png" xlink:type="simple" xlink:show="embed" xlink:actuate="onLoad"/></draw:frame></text:p>
      <text:p text:style-name="P7"/>
      <text:p text:style-name="P1">Das Herzstück des Seminators ist natürlich seine Simulationsoberfläche welche man, durch scrollen mit dem Mausrad raus zoomen oder auch ranzoomen kann.</text:p>
      <text:p text:style-name="P7"/>
      <text:p text:style-name="P10"/>
      <text:p text:style-name="P8"/>
      <text:p text:style-name="P8"/>
      <text:p text:style-name="P8"/>
      <text:p text:style-name="P8"/>
      <text:p text:style-name="P1">Für eine Simulation braucht man selbstverständlich auch „Bausteine“ um eine Simulation darzustellen. Diese befinden sich links von der Simulationsoberfläche und sind in drei verschieden Kategorien eingeteilt. <draw:frame draw:style-name="fr1" draw:name="image59.png" text:anchor-type="char" svg:x="4.9953in" svg:y="-0.0236in" svg:width="2.2083in" svg:height="0.8126in" draw:z-index="10"><draw:image xlink:href="Pictures/10000000000000D40000004E1954C6E6110AA47B.png" xlink:type="simple" xlink:show="embed" xlink:actuate="onLoad"/></draw:frame></text:p>
      <text:p text:style-name="P1"><draw:frame draw:style-name="fr2" draw:name="image31.png" text:anchor-type="char" svg:x="-0.2709in" svg:y="0.1146in" svg:width="1.3543in" svg:height="2.7516in" draw:z-index="9"><draw:image xlink:href="Pictures/10000000000000D2000001AB6064C1EB023BD0C5.png" xlink:type="simple" xlink:show="embed" xlink:actuate="onLoad"/></draw:frame></text:p>
      <text:p text:style-name="P1">Wenn man <text:s/>diese anklickt werden sie aufgeklappt und man findet die jeweils enthaltenen Bausteine. Diese müssen dann nur noch ausgewählt und auf die Oberfläche gesetzt werden. Unten sieht man einen Schieberegler der von zwei bis acht reicht. Mit diesem Regler stellt man die Anzahl der Eingänge ein.</text:p>
      <text:p text:style-name="P7"/>
      <text:p text:style-name="P7"/>
      <text:p text:style-name="P7"/>
      <text:p text:style-name="P7"/>
      <text:p text:style-name="P7"/>
      <text:p text:style-name="P15"><draw:frame draw:style-name="fr2" draw:name="image38.png" text:anchor-type="char" svg:x="5.6354in" svg:y="0.1563in" svg:width="1.511in" svg:height="1.1244in" draw:z-index="8"><draw:image xlink:href="Pictures/10000000000000D30000009DB47EB34F93071E39.png" xlink:type="simple" xlink:show="embed" xlink:actuate="onLoad"/></draw:frame></text:p>
      <text:p text:style-name="P1">Durch einen Rechtsklick auf den Baustein kann man diesen entweder „Entfernen” oder <text:s/>durch die Option „Eigenschaften“ die Anzahl der Eingänge ändern.</text:p>
      <text:p text:style-name="P15"><draw:frame draw:style-name="fr2" draw:name="image24.png" text:anchor-type="char" svg:x="-0.2709in" svg:y="0.198in" svg:width="2.1874in" svg:height="1.052in" draw:z-index="7"><draw:image xlink:href="Pictures/10000000000000D200000065EBEE18FCFCA2241C.png" xlink:type="simple" xlink:show="embed" xlink:actuate="onLoad"/></draw:frame></text:p>
      <text:p text:style-name="P1"><text:soft-page-break/>Um die Simulation zu starten gibt es unten links in der Ecke einen grünen „ Play-Button“ und einen roten „Pause-Button“ mit denen man die Simulation starten und wieder anhalten kann.</text:p>
      <text:p text:style-name="P7"><draw:frame draw:style-name="fr2" draw:name="image15.png" text:anchor-type="char" svg:x="3.7602in" svg:y="0.1665in" svg:width="3.3339in" svg:height="2.3008in" draw:z-index="6"><draw:image xlink:href="Pictures/10000000000004800000031D9BF767352B590AED.png" xlink:type="simple" xlink:show="embed" xlink:actuate="onLoad"/></draw:frame></text:p>
      <text:p text:style-name="P7"/>
      <text:p text:style-name="P1">Zu einem Digitalsimulation gehört auch ein <text:s text:c="5"/>„Errorlog“ in dem aufgetreten Fehler während der Simulation aber auch sonstige Mitteilungen wie zum Beispiel die Nachricht dass ein neues Projekt erstellt wurde.</text:p>
      <text:p text:style-name="P7"/>
      <text:p text:style-name="P7"/>
      <text:p text:style-name="P7"/>
      <text:p text:style-name="P7"><draw:frame draw:style-name="fr2" draw:name="image40.png" text:anchor-type="char" svg:x="-0.0626in" svg:y="0.1874in" svg:width="2.8862in" svg:height="1.3571in" draw:z-index="5"><draw:image xlink:href="Pictures/100000000000015F000000A5B942CBB82E78C4C7.png" xlink:type="simple" xlink:show="embed" xlink:actuate="onLoad"/></draw:frame></text:p>
      <text:p text:style-name="P1">In der Obersten Leiste befindet sich vier unverzichtbare tools für einen Digitalsimulator.</text:p>
      <text:p text:style-name="P7"/>
      <text:p text:style-name="P7"/>
      <text:p text:style-name="P15"><draw:frame draw:style-name="fr2" draw:name="image19.png" text:anchor-type="char" svg:x="5.4583in" svg:y="0.1874in" svg:width="1.6146in" svg:height="1.7811in" draw:z-index="4"><draw:image xlink:href="Pictures/100000000000009B000000AB21D4B93847C553C0.png" xlink:type="simple" xlink:show="embed" xlink:actuate="onLoad"/></draw:frame></text:p>
      <text:p text:style-name="P15"/>
      <text:p text:style-name="P1">Mit dem Button „Datei“ ist es möglich ein neues Projekt zu erstellen als auch ein bereits bestehendes Projekt zu öffnen. Um bestehende Projekte zu besitzen ist es natürlich auch möglich sie zu Speichern . <text:s/>Um diese Vorgänge zu beschleunigen sind Abkürzungen neben den jeweiligen Funktionen angegeben.</text:p>
      <text:p text:style-name="P15"/>
      <text:p text:style-name="P15"><draw:frame draw:style-name="fr1" draw:name="image52.png" text:anchor-type="char" svg:x="-0.2083in" svg:y="0.1354in" svg:width="1.8957in" svg:height="0.8543in" draw:z-index="3"><draw:image xlink:href="Pictures/10000000000000B600000052721D80FF8A9CBF15.png" xlink:type="simple" xlink:show="embed" xlink:actuate="onLoad"/></draw:frame></text:p>
      <text:p text:style-name="P1">Unter dem Button „Bearbeiten“ verbergen sich zwei wichtige Optionen. Zum einen kann man einen Ausgewählten Bereich alles Löschen um zu vermeiden dass man alles einzeln löschen muss. <draw:frame draw:style-name="fr2" draw:name="image18.png" text:anchor-type="char" svg:x="4.0728in" svg:y="0.8126in" svg:width="3.0047in" svg:height="3.548in" draw:z-index="2"><draw:image xlink:href="Pictures/100000000000020E0000026D2D652619AC45E805.png" xlink:type="simple" xlink:show="embed" xlink:actuate="onLoad"/></draw:frame></text:p>
      <text:p text:style-name="P1"/>
      <text:p text:style-name="P1">Als zweite Funktion öffnet sich ein Einstellungsfenster.</text:p>
      <text:p text:style-name="P1">In diesem Fenster ist es möglich eine Reihe von Einstellungen für den Digitalsimulator festzulegen. So kann man die Breite und Höhe des Gesamten Fenstern in der verkleinerten Form dauerhaft festlegen. Untendrunter kann man die Breite und Höhe der gesamten Arbeitsfläche festlegen und deren Hintergrundfarbe. Ganz unten stellt man den Takt ein mit der die Simulation laufen soll. Um die Einstellungen zu Speichern ist auch ein Button vorhanden und zum zurücksetzen auf die Standardeinstellungen auch.</text:p>
      <text:p text:style-name="P1"/>
      <text:p text:style-name="P1"><text:soft-page-break/></text:p>
      <text:p text:style-name="P1"><draw:frame draw:style-name="fr2" draw:name="image3.png" text:anchor-type="char" svg:x="-0.1252in" svg:y="0.1665in" svg:width="1.2189in" svg:height="0.9063in" draw:z-index="1"><draw:image xlink:href="Pictures/100000000000007500000057A56E2A106BCA70A7.png" xlink:type="simple" xlink:show="embed" xlink:actuate="onLoad"/></draw:frame></text:p>
      <text:p text:style-name="P1">Unter dem Button Simulation befindet sich nochmals die Möglichkeit die Simulation zu starten und zu stoppen. Hier sind auch wieder Abkürzungen angegeben um diesen Vorgang zu beschleunigen.</text:p>
      <text:p text:style-name="P1"/>
      <text:p text:style-name="P1">Unter der Funktion Hilfe verbirgt sich zum einen unter „ Über den Seminator“ die Namen der Entwickler als auch der Rahmen dieses Projekts. Beim Auswählen der Funktion Hilfe öffnet sich ein Fenster in dem alles nochmal erklärt ist damit jeder Nutzer einfach und unkompliziert nachlesen kann wenn <text:s/>er was nicht wissen sollte.<draw:frame draw:style-name="fr2" draw:name="image50.png" text:anchor-type="char" svg:x="5.6665in" svg:y="0in" svg:width="1.4063in" svg:height="0.9583in" draw:z-index="0"><draw:image xlink:href="Pictures/10000000000000870000005CB59E47B7BA89AD60.png" xlink:type="simple" xlink:show="embed" xlink:actuate="onLoad"/></draw:frame></text:p>
      <text:p text:style-name="P4"/>
      <text:p text:style-name="P2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6"/>
      <text:p text:style-name="P16"/>
      <text:p text:style-name="P16"/>
      <text:p text:style-name="P16"/>
      <text:p text:style-name="P16"/>
      <text:p text:style-name="P12"><text:span text:style-name="T16">6.Quellverzeichnis</text:span></text:p>
      <text:p text:style-name="P3"/>
      <text:p text:style-name="P12"><text:span text:style-name="T4">Verwendete Programme/Service</text:span></text:p>
      <text:list xml:id="list8451940925983601076" text:style-name="WWNum3">
        <text:list-item>
          <text:p text:style-name="P29"><text:span text:style-name="T8">(Gluon) JavaFX Scene Builder 2.0</text:span></text:p>
        </text:list-item>
        <text:list-item>
          <text:p text:style-name="P29"><text:span text:style-name="T8">(Oracle) Netbeans IDE</text:span></text:p>
        </text:list-item>
        <text:list-item>
          <text:p text:style-name="P29"><text:span text:style-name="T8">(Serif) Affinity Designer</text:span></text:p>
        </text:list-item>
        <text:list-item>
          <text:p text:style-name="P29"><text:span text:style-name="T8">(Proteus) ISIS (Intelligent Schematic Input System)</text:span></text:p>
        </text:list-item>
        <text:list-item>
          <text:p text:style-name="P29"><text:span text:style-name="T8">simulator.io, online unter „</text:span><text:a xlink:type="simple" xlink:href="https://simulator.io/" text:style-name="Internet_20_link" text:visited-style-name="Visited_20_Internet_20_Link">https://simulator.io/</text:a><text:span text:style-name="T8">“</text:span></text:p>
        </text:list-item>
        <text:list-item>
          <text:p text:style-name="P29"><text:span text:style-name="T8">github, online unter „</text:span><text:a xlink:type="simple" xlink:href="https://github.com/" text:style-name="Internet_20_link" text:visited-style-name="Visited_20_Internet_20_Link">https://github.com/</text:a><text:span text:style-name="T8">“</text:span></text:p>
        </text:list-item>
      </text:list>
      <text:p text:style-name="P19"/>
      <text:p text:style-name="P19"/>
      <text:p text:style-name="P24"><text:span text:style-name="T12">Bilder</text:span></text:p>
      <text:p text:style-name="P25"><text:span text:style-name="T9">Alle hier nicht aufgelisteten Bilder und Skizzen, wurden von uns selbst gezeichnet/erstellt.</text:span></text:p>
      <text:list xml:id="list4596468107591099749" text:style-name="WWNum5">
        <text:list-item>
          <text:p text:style-name="P30"><text:span text:style-name="T8">Java Bild, Seite X, online unter „</text:span><text:a xlink:type="simple" xlink:href="https://ignite.apache.org/images/java.png" text:style-name="Internet_20_link" text:visited-style-name="Visited_20_Internet_20_Link">https://ignite.apache.org/images/java.png</text:a><text:span text:style-name="T8">“</text:span></text:p>
        </text:list-item>
        <text:list-item>
          <text:p text:style-name="P30"><text:span text:style-name="T8">JavaFX-Hierarchie, Seite X, online unter „</text:span><text:a xlink:type="simple" xlink:href="https://upload.wikimedia.org/wikipedia/commons/7/7c/Javafx-stage-scene-node.jpg" text:style-name="Internet_20_link" text:visited-style-name="Visited_20_Internet_20_Link"><text:span text:style-name="T14">https://upload.wikimedia.org/wikipedia/commons/7/7c/Javafx-stage-scene-node.jpg</text:span></text:a><text:span text:style-name="T8">“</text:span><text:tab/></text:p>
        </text:list-item>
        <text:list-item>
          <text:p text:style-name="P37"><text:soft-page-break/>http://www.mrknowing.com/wp-content/uploads/2013/11/3-Tier-Architecture.png</text:p>
        </text:list-item>
        <text:list-item>
          <text:p text:style-name="P32"/>
        </text:list-item>
      </text:list>
      <text:p text:style-name="P21"/>
      <text:p text:style-name="P21"/>
      <text:p text:style-name="P24"><text:span text:style-name="T12">Quellen</text:span></text:p>
      <text:list xml:id="list1138061729730116459" text:style-name="WWNum6">
        <text:list-item>
          <text:p text:style-name="P31"><text:span text:style-name="T8">„Java Dokumentation“ von Oracle, online unter „</text:span><text:a xlink:type="simple" xlink:href="http://docs.oracle.com/javase/8/" text:style-name="Internet_20_link" text:visited-style-name="Visited_20_Internet_20_Link">http://docs.oracle.com/javase/8/</text:a><text:span text:style-name="T8">“</text:span></text:p>
        </text:list-item>
        <text:list-item>
          <text:p text:style-name="P31"><text:span text:style-name="T8">„Multithreading“ auf </text:span><text:a xlink:type="simple" xlink:href="http://www.de.wikipedia.org/" text:style-name="Internet_20_link" text:visited-style-name="Visited_20_Internet_20_Link">www.de.wikipedia.org</text:a><text:span text:style-name="T8">, online unter „https://de.wikipedia.org/wiki/Multithreading“</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Liberation Sans" svg:font-family="'Liberation Sans'"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50%" fo:text-align="justify"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in" fo:margin-right="0in" fo:margin-top="0in" fo:margin-bottom="0in" loext:contextual-spacing="false" fo:line-height="150%" fo:text-align="justify" style:justify-single-word="false" fo:keep-together="auto" fo:orphans="2" fo:widows="2" fo:hyphenation-ladder-count="no-limit" fo:text-indent="0in" style:auto-text-indent="false" fo:keep-with-next="always"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in" fo:margin-bottom="0in" loext:contextual-spacing="true" fo:text-align="center" style:justify-single-word="false"/>
      <style:text-properties fo:color="#0000ff" fo:font-size="15pt" style:text-underline-style="solid" style:text-underline-width="auto" style:text-underline-color="font-color" fo:font-weight="bold" style:font-size-asian="15pt" style:font-weight-asian="bold" style:font-size-complex="15pt"/>
    </style:style>
    <style:style style:name="Heading_20_2" style:display-name="Heading 2" style:family="paragraph" style:parent-style-name="normal" style:next-style-name="Standard" style:default-outline-level="" style:class="text">
      <style:paragraph-properties fo:margin-top="0in" fo:margin-bottom="0in" loext:contextual-spacing="true" fo:text-align="center" style:justify-single-word="false"/>
      <style:text-properties fo:font-size="13pt" style:text-underline-style="solid" style:text-underline-width="auto" style:text-underline-color="font-color" fo:font-weight="bold" style:font-size-asian="13pt" style:font-weight-asian="bold" style:font-size-complex="13pt"/>
    </style:style>
    <style:style style:name="Heading_20_3" style:display-name="Heading 3" style:family="paragraph" style:parent-style-name="normal" style:next-style-name="Standard" style:default-outline-level="" style:class="text">
      <loext:graphic-properties draw:fill="solid" draw:fill-color="#ffffff"/>
      <style:paragraph-properties fo:margin-left="0in" fo:margin-right="0in" fo:margin-top="0.0972in" fo:margin-bottom="0in" loext:contextual-spacing="false" fo:line-height="150%" fo:text-align="start"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4" style:display-name="Heading 4" style:family="paragraph" style:parent-style-name="normal" style:next-style-name="Standard" style:default-outline-level="" style:class="text">
      <loext:graphic-properties draw:fill="solid" draw:fill-color="#ffffff"/>
      <style:paragraph-properties fo:margin-left="0in" fo:margin-right="0in" fo:margin-top="0.0835in" fo:margin-bottom="0in" loext:contextual-spacing="false" fo:line-height="150%" fo:text-align="start"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Heading_20_5" style:display-name="Heading 5" style:family="paragraph" style:parent-style-name="normal" style:next-style-name="Standard" style:default-outline-level="" style:class="text">
      <loext:graphic-properties draw:fill="solid" draw:fill-color="#ffffff"/>
      <style:paragraph-properties fo:margin-left="0in" fo:margin-right="0in" fo:margin-top="0.0835in" fo:margin-bottom="0.0417in" loext:contextual-spacing="false" fo:line-height="150%" fo:text-align="start"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normal" style:text-underline-style="none" fo:font-weight="bold" style:font-name-asian="Liberation Sans1" style:font-family-asian="'Liberation Sans'" style:font-family-generic-asian="system" style:font-pitch-asian="variable" style:font-size-asian="14pt" style:font-style-asian="normal" style:font-weight-asian="bold" style:font-name-complex="Liberation Sans1" style:font-family-complex="'Liberation Sans'" style:font-family-generic-complex="system" style:font-pitch-complex="variable" style:font-size-complex="14pt"/>
    </style:style>
    <style:style style:name="Heading_20_6" style:display-name="Heading 6" style:family="paragraph" style:parent-style-name="normal" style:next-style-name="Standard" style:default-outline-level="" style:class="text">
      <loext:graphic-properties draw:fill="solid" draw:fill-color="#ffffff"/>
      <style:paragraph-properties fo:margin-left="0in" fo:margin-right="0in" fo:margin-top="0.0417in" fo:margin-bottom="0.0417in" loext:contextual-spacing="false" fo:line-height="150%" fo:text-align="start"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4pt" fo:font-style="italic" style:text-underline-style="none" fo:font-weight="bold" style:font-name-asian="Liberation Sans1" style:font-family-asian="'Liberation Sans'" style:font-family-generic-asian="system" style:font-pitch-asian="variable" style:font-size-asian="14pt" style:font-style-asian="italic" style:font-weight-asian="bold" style:font-name-complex="Liberation Sans1" style:font-family-complex="'Liberation Sans'" style:font-family-generic-complex="system" style:font-pitch-complex="variable" style:font-size-complex="14pt"/>
    </style:style>
    <style:style style:name="Title" style:family="paragraph" style:parent-style-name="normal" style:next-style-name="Standard" style:default-outline-level="" style:class="chapter">
      <loext:graphic-properties draw:fill="solid" draw:fill-color="#ffffff"/>
      <style:paragraph-properties fo:margin-left="0in" fo:margin-right="0in" fo:margin-top="0.1665in" fo:margin-bottom="0.0835in" loext:contextual-spacing="false" fo:line-height="150%" fo:text-align="center" style:justify-single-word="false" fo:keep-together="auto" fo:orphans="2" fo:widows="2" fo:text-indent="0in" style:auto-text-indent="false" fo:background-color="#ffffff" fo:keep-with-next="always"/>
      <style:text-properties fo:font-variant="normal" fo:text-transform="none" fo:color="#006699" style:text-line-through-style="none" style:text-line-through-type="none" style:text-position="0% 100%" style:font-name="Arial" fo:font-family="Arial" style:font-family-generic="roman" style:font-pitch="variable" fo:font-size="28pt" fo:font-style="normal" style:text-underline-style="none" fo:font-weight="bold" style:font-name-asian="Arial2" style:font-family-asian="Arial" style:font-family-generic-asian="system" style:font-pitch-asian="variable" style:font-size-asian="28pt" style:font-style-asian="normal" style:font-weight-asian="bold" style:font-name-complex="Arial2" style:font-family-complex="Arial" style:font-family-generic-complex="system" style:font-pitch-complex="variable" style:font-size-complex="28pt"/>
    </style:style>
    <style:style style:name="Subtitle" style:family="paragraph" style:parent-style-name="normal" style:next-style-name="Standard" style:default-outline-level="" style:class="chapter">
      <loext:graphic-properties draw:fill="solid" draw:fill-color="#ffffff"/>
      <style:paragraph-properties fo:margin-left="0in" fo:margin-right="0in" fo:margin-top="0.0417in" fo:margin-bottom="0in" loext:contextual-spacing="false" fo:line-height="150%" fo:text-align="center" style:justify-single-word="false" fo:keep-together="auto" fo:orphans="2" fo:widows="2" fo:text-indent="0in" style:auto-text-indent="false" fo:background-color="#ffffff" fo:keep-with-next="always"/>
      <style:text-properties fo:font-variant="normal" fo:text-transform="none" fo:color="#000000" style:text-line-through-style="none" style:text-line-through-type="none" style:text-position="0% 100%" style:font-name="Liberation Sans" fo:font-family="'Liberation Sans'" style:font-family-generic="roman" style:font-pitch="variable" fo:font-size="18pt" fo:font-style="normal" style:text-underline-style="none" fo:font-weight="normal" style:font-name-asian="Liberation Sans1" style:font-family-asian="'Liberation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8pt"/>
    </style:style>
    <style:style style:name="ListLabel_20_1" style:display-name="ListLabel 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 style:display-name="ListLabel 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 style:display-name="ListLabel 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7" style:display-name="ListLabel 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8" style:display-name="ListLabel 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9" style:display-name="ListLabel 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0" style:display-name="ListLabel 10"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1" style:display-name="ListLabel 1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2" style:display-name="ListLabel 1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3" style:display-name="ListLabel 1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4" style:display-name="ListLabel 1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5" style:display-name="ListLabel 1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6" style:display-name="ListLabel 1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7" style:display-name="ListLabel 1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8" style:display-name="ListLabel 1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29" style:display-name="ListLabel 2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0" style:display-name="ListLabel 3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1" style:display-name="ListLabel 3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2" style:display-name="ListLabel 3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3" style:display-name="ListLabel 3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4" style:display-name="ListLabel 3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5" style:display-name="ListLabel 3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6" style:display-name="ListLabel 3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7" style:display-name="ListLabel 37"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8" style:display-name="ListLabel 3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9" style:display-name="ListLabel 3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0" style:display-name="ListLabel 4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1" style:display-name="ListLabel 4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2" style:display-name="ListLabel 4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3" style:display-name="ListLabel 4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4" style:display-name="ListLabel 4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5" style:display-name="ListLabel 45"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6" style:display-name="ListLabel 46"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7" style:display-name="ListLabel 4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8" style:display-name="ListLabel 4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9" style:display-name="ListLabel 4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0" style:display-name="ListLabel 5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1" style:display-name="ListLabel 5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2" style:display-name="ListLabel 5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3" style:display-name="ListLabel 5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4" style:display-name="ListLabel 54"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5" style:display-name="ListLabel 55" style:family="text">
      <style:text-properties fo:font-size="11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6" style:display-name="ListLabel 56"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7" style:display-name="ListLabel 57"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8" style:display-name="ListLabel 58"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9" style:display-name="ListLabel 59"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0" style:display-name="ListLabel 60"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1" style:display-name="ListLabel 61"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2" style:display-name="ListLabel 62"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ListLabel_20_63" style:display-name="ListLabel 63" style:family="text">
      <style:text-properties style:font-name-asian="Arial2" style:font-family-asian="Arial" style:font-family-generic-asian="system" style:font-pitch-asian="variable" style:font-name-complex="Arial2"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5"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8"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75in" fo:margin-left="1in"/>
        </style:list-level-properties>
      </text:list-level-style-number>
      <text:list-level-style-number text:level="4" style:num-suffix="." style:num-format="1">
        <style:list-level-properties text:list-level-position-and-space-mode="label-alignment">
          <style:list-level-label-alignment text:label-followed-by="listtab" fo:text-indent="1in" fo:margin-left="1.25in"/>
        </style:list-level-properties>
      </text:list-level-style-number>
      <text:list-level-style-number text:level="5" style:num-suffix="." style:num-format="1">
        <style:list-level-properties text:list-level-position-and-space-mode="label-alignment">
          <style:list-level-label-alignment text:label-followed-by="listtab" fo:text-indent="1.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1.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1.75in" fo:margin-left="2in"/>
        </style:list-level-properties>
      </text:list-level-style-number>
      <text:list-level-style-number text:level="8" style:num-suffix="." style:num-format="1">
        <style:list-level-properties text:list-level-position-and-space-mode="label-alignment">
          <style:list-level-label-alignment text:label-followed-by="listtab" fo:text-indent="2in" fo:margin-left="2.25in"/>
        </style:list-level-properties>
      </text:list-level-style-number>
      <text:list-level-style-number text:level="9" style:num-suffix="." style:num-format="1">
        <style:list-level-properties text:list-level-position-and-space-mode="label-alignment">
          <style:list-level-label-alignment text:label-followed-by="listtab" fo:text-indent="2.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1"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12"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13"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14"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15"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16"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17"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18"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29"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30"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31"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32"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33"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34"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35"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36"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38"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39"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40"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41"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42"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43"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44"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45"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 style:num-format="1">
        <style:list-level-properties text:list-level-position-and-space-mode="label-alignment">
          <style:list-level-label-alignment text:label-followed-by="listtab" fo:margin-left="0.3in"/>
        </style:list-level-properties>
      </text:list-level-style-number>
      <text:list-level-style-number text:level="2" style:num-suffix=". " style:num-format="1" text:display-levels="2">
        <style:list-level-properties text:list-level-position-and-space-mode="label-alignment">
          <style:list-level-label-alignment text:label-followed-by="listtab" fo:margin-left="0.4in"/>
        </style:list-level-properties>
      </text:list-level-style-number>
      <text:list-level-style-number text:level="3" style:num-suffix="​" style:num-format="">
        <style:list-level-properties text:list-level-position-and-space-mode="label-alignment">
          <style:list-level-label-alignment text:label-followed-by="listtab"/>
        </style:list-level-properties>
      </text:list-level-style-number>
      <text:list-level-style-number text:level="4" style:num-suffix="​" style:num-format="">
        <style:list-level-properties text:list-level-position-and-space-mode="label-alignment">
          <style:list-level-label-alignment text:label-followed-by="listtab"/>
        </style:list-level-properties>
      </text:list-level-style-number>
      <text:list-level-style-number text:level="5" style:num-suffix="​" style:num-format="">
        <style:list-level-properties text:list-level-position-and-space-mode="label-alignment">
          <style:list-level-label-alignment text:label-followed-by="listtab"/>
        </style:list-level-properties>
      </text:list-level-style-number>
      <text:list-level-style-number text:level="6" style:num-suffix="​" style:num-format="">
        <style:list-level-properties text:list-level-position-and-space-mode="label-alignment">
          <style:list-level-label-alignment text:label-followed-by="listtab"/>
        </style:list-level-properties>
      </text:list-level-style-number>
      <text:list-level-style-number text:level="7" style:num-suffix="​" style:num-format="">
        <style:list-level-properties text:list-level-position-and-space-mode="label-alignment">
          <style:list-level-label-alignment text:label-followed-by="listtab"/>
        </style:list-level-properties>
      </text:list-level-style-number>
      <text:list-level-style-number text:level="8" style:num-suffix="​" style:num-format="">
        <style:list-level-properties text:list-level-position-and-space-mode="label-alignment">
          <style:list-level-label-alignment text:label-followed-by="listtab"/>
        </style:list-level-properties>
      </text:list-level-style-number>
      <text:list-level-style-number text:level="9"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47"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48"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49"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50"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51"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52"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53"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54"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56" style:num-suffix="◦" text:bullet-char="◦">
        <style:list-level-properties text:list-level-position-and-space-mode="label-alignment">
          <style:list-level-label-alignment text:label-followed-by="listtab" fo:text-indent="0.5in" fo:margin-left="0.75in"/>
        </style:list-level-properties>
        <style:text-properties style:font-name="Arial1"/>
      </text:list-level-style-bullet>
      <text:list-level-style-bullet text:level="3" text:style-name="ListLabel_20_57" style:num-suffix="▪" text:bullet-char="▪">
        <style:list-level-properties text:list-level-position-and-space-mode="label-alignment">
          <style:list-level-label-alignment text:label-followed-by="listtab" fo:text-indent="0.75in" fo:margin-left="1in"/>
        </style:list-level-properties>
        <style:text-properties style:font-name="Arial1"/>
      </text:list-level-style-bullet>
      <text:list-level-style-bullet text:level="4" text:style-name="ListLabel_20_58" style:num-suffix="" text:bullet-char="">
        <style:list-level-properties text:list-level-position-and-space-mode="label-alignment">
          <style:list-level-label-alignment text:label-followed-by="listtab" fo:text-indent="1in" fo:margin-left="1.25in"/>
        </style:list-level-properties>
        <style:text-properties style:font-name="Arial1"/>
      </text:list-level-style-bullet>
      <text:list-level-style-bullet text:level="5" text:style-name="ListLabel_20_59" style:num-suffix="◦" text:bullet-char="◦">
        <style:list-level-properties text:list-level-position-and-space-mode="label-alignment">
          <style:list-level-label-alignment text:label-followed-by="listtab" fo:text-indent="1.25in" fo:margin-left="1.5in"/>
        </style:list-level-properties>
        <style:text-properties style:font-name="Arial1"/>
      </text:list-level-style-bullet>
      <text:list-level-style-bullet text:level="6" text:style-name="ListLabel_20_60" style:num-suffix="▪" text:bullet-char="▪">
        <style:list-level-properties text:list-level-position-and-space-mode="label-alignment">
          <style:list-level-label-alignment text:label-followed-by="listtab" fo:text-indent="1.5in" fo:margin-left="1.75in"/>
        </style:list-level-properties>
        <style:text-properties style:font-name="Arial1"/>
      </text:list-level-style-bullet>
      <text:list-level-style-bullet text:level="7" text:style-name="ListLabel_20_61" style:num-suffix="" text:bullet-char="">
        <style:list-level-properties text:list-level-position-and-space-mode="label-alignment">
          <style:list-level-label-alignment text:label-followed-by="listtab" fo:text-indent="1.75in" fo:margin-left="2in"/>
        </style:list-level-properties>
        <style:text-properties style:font-name="Arial1"/>
      </text:list-level-style-bullet>
      <text:list-level-style-bullet text:level="8" text:style-name="ListLabel_20_62" style:num-suffix="◦" text:bullet-char="◦">
        <style:list-level-properties text:list-level-position-and-space-mode="label-alignment">
          <style:list-level-label-alignment text:label-followed-by="listtab" fo:text-indent="2in" fo:margin-left="2.25in"/>
        </style:list-level-properties>
        <style:text-properties style:font-name="Arial1"/>
      </text:list-level-style-bullet>
      <text:list-level-style-bullet text:level="9" text:style-name="ListLabel_20_63" style:num-suffix="▪" text:bullet-char="▪">
        <style:list-level-properties text:list-level-position-and-space-mode="label-alignment">
          <style:list-level-label-alignment text:label-followed-by="listtab" fo:text-indent="2.25in" fo:margin-left="2.5in"/>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fff"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0" meta:object-count="0" meta:page-count="17" meta:paragraph-count="159" meta:word-count="3966" meta:character-count="29133" meta:non-whitespace-character-count="25247"/>
    <meta:generator>LibreOfficeDev/5.1.0.3$Linux_X86_64 LibreOffice_project/</meta:generator>
  </office:meta>
</office:document-meta>
</file>